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202.41mm"/>
    </style:style>
    <style:style style:name="co10" style:family="table-column">
      <style:table-column-properties fo:break-before="auto" style:column-width="186.14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8.08mm"/>
    </style:style>
    <style:style style:name="co14" style:family="table-column">
      <style:table-column-properties fo:break-before="auto" style:column-width="84.77mm"/>
    </style:style>
    <style:style style:name="co15" style:family="table-column">
      <style:table-column-properties fo:break-before="auto" style:column-width="91.74mm"/>
    </style:style>
    <style:style style:name="co16" style:family="table-column">
      <style:table-column-properties fo:break-before="auto" style:column-width="180.34mm"/>
    </style:style>
    <style:style style:name="co17" style:family="table-column">
      <style:table-column-properties fo:break-before="auto" style:column-width="14.48mm"/>
    </style:style>
    <style:style style:name="co18" style:family="table-column">
      <style:table-column-properties fo:break-before="auto" style:column-width="125.73mm"/>
    </style:style>
    <style:style style:name="co19" style:family="table-column">
      <style:table-column-properties fo:break-before="auto" style:column-width="151.62mm"/>
    </style:style>
    <style:style style:name="co20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2" style:family="table-cell" style:parent-style-name="Default">
      <style:table-cell-properties fo:background-color="#fcc79b"/>
    </style:style>
    <style:style style:name="ce63" style:family="table-cell" style:parent-style-name="Default">
      <style:table-cell-properties fo:background-color="#f37b70"/>
    </style:style>
    <style:style style:name="ce224" style:family="table-cell" style:parent-style-name="Default">
      <style:table-cell-properties fo:background-color="#7da7d8"/>
    </style:style>
    <style:style style:name="ce6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f8aa97"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78" style:family="table-cell" style:parent-style-name="Default">
      <style:text-properties fo:color="#b2b2b2"/>
    </style:style>
    <style:style style:name="ce226" style:family="table-cell" style:parent-style-name="Default">
      <style:table-cell-properties fo:background-color="#f8aa97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3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39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9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9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9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9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10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10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06pt solid #000000"/>
      <style:text-properties style:use-window-font-color="true"/>
    </style:style>
    <style:style style:name="ce10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ext-properties fo:color="#bd7cb5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11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116" style:family="table-cell" style:parent-style-name="Default">
      <style:text-properties fo:color="#c0661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1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12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125" style:family="table-cell" style:parent-style-name="Default">
      <style:table-cell-properties fo:border="0.06pt solid #000000"/>
      <style:text-properties fo:color="#c06616"/>
    </style:style>
    <style:style style:name="ce12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129" style:family="table-cell" style:parent-style-name="Default">
      <style:table-cell-properties fo:background-color="transparent"/>
      <style:text-properties fo:color="#009353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3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13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13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13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>
      <style:table-cell-properties fo:background-color="transparent" fo:border="0.06pt solid #000000"/>
      <style:text-properties fo:color="#009353"/>
    </style:style>
    <style:style style:name="ce13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143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3" style:family="table-cell" style:parent-style-name="Default">
      <style:table-cell-properties fo:background-color="#8ccfb7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9" table:default-cell-style-name="ce71"/>
        <table:table-column table:style-name="co2" table:default-cell-style-name="ce78"/>
        <table:table-column table:style-name="co2" table:default-cell-style-name="Default"/>
        <table:table-column table:style-name="co10" table:default-cell-style-name="ce71"/>
        <table:table-row table:style-name="ro5">
          <table:table-cell table:number-columns-repeated="2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</table:table-row>
        <table:table-row table:style-name="ro2">
          <table:table-cell office:value-type="string" calcext:value-type="string">
            <text:p>2 layers</text:p>
          </table:table-cell>
          <table:table-cell table:style-name="ce222"/>
          <table:table-cell table:style-name="ce66" office:value-type="float" office:value="95.311" calcext:value-type="float">
            <text:p>95,311</text:p>
          </table:table-cell>
          <table:table-cell table:style-name="ce66" office:value-type="float" office:value="94.071" calcext:value-type="float">
            <text:p>94,071</text:p>
          </table:table-cell>
          <table:table-cell table:style-name="ce66" office:value-type="string" calcext:value-type="string">
            <text:p>Detectron2-4L-BEST-relativeToNextFrame-norm</text:p>
          </table:table-cell>
          <table:table-cell table:style-name="Default"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table:style-name="Default" office:value-type="string" calcext:value-type="string">
            <text:p>Detectron2-4L-removeZerosFromDataset-smooth-29-8-relativeToUpperMiddleBottomCentersOfVideo-norm</text:p>
          </table:table-cell>
        </table:table-row>
        <table:table-row table:style-name="ro2">
          <table:table-cell office:value-type="string" calcext:value-type="string">
            <text:p>3 layers</text:p>
          </table:table-cell>
          <table:table-cell table:style-name="ce63"/>
          <table:table-cell table:style-name="ce66" office:value-type="float" office:value="93.993" calcext:value-type="float">
            <text:p>93,993</text:p>
          </table:table-cell>
          <table:table-cell table:style-name="ce66" office:value-type="float" office:value="92.885" calcext:value-type="float">
            <text:p>92,885</text:p>
          </table:table-cell>
          <table:table-cell table:style-name="ce66" office:value-type="string" calcext:value-type="string">
            <text:p>Detectron2-4L-smooth-29-5-relativeToUpperMiddleBottomCentersOfVideo-norm</text:p>
          </table:table-cell>
          <table:table-cell table:style-name="Default"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table:style-name="Default" office:value-type="string" calcext:value-type="string">
            <text:p>Detectron2-4L-removeZerosFromDataset-smooth-29-9-relativeToUpperMiddleBottomCentersOfVideo-norm</text:p>
          </table:table-cell>
        </table:table-row>
        <table:table-row table:style-name="ro2">
          <table:table-cell office:value-type="string" calcext:value-type="string">
            <text:p>4 layers</text:p>
          </table:table-cell>
          <table:table-cell table:style-name="ce224"/>
          <table:table-cell table:style-name="ce66" office:value-type="float" office:value="93.846" calcext:value-type="float">
            <text:p>93,846</text:p>
          </table:table-cell>
          <table:table-cell table:style-name="ce66" office:value-type="float" office:value="92.622" calcext:value-type="float">
            <text:p>92,622</text:p>
          </table:table-cell>
          <table:table-cell table:style-name="ce66" office:value-type="string" calcext:value-type="string">
            <text:p>Detectron2-3L-removeZerosFromDataset-smooth-29-9-relativeToUpperMiddleBottomCentersOfVideo-norm</text:p>
          </table:table-cell>
          <table:table-cell table:style-name="Default"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table:style-name="Default" office:value-type="string" calcext:value-type="string">
            <text:p>Detectron2-4L-removeZerosFromDataset-smooth-29-4-relativeToUpperMiddleBottomCentersOfVideo-norm</text:p>
          </table:table-cell>
        </table:table-row>
        <table:table-row table:style-name="ro2">
          <table:table-cell table:number-columns-repeated="2"/>
          <table:table-cell table:style-name="ce67" office:value-type="float" office:value="94.652" calcext:value-type="float">
            <text:p>94,652</text:p>
          </table:table-cell>
          <table:table-cell table:style-name="ce67" office:value-type="float" office:value="92.622" calcext:value-type="float">
            <text:p>92,622</text:p>
          </table:table-cell>
          <table:table-cell table:style-name="ce67" office:value-type="string" calcext:value-type="string">
            <text:p>Detectron2-4L-relativeToNextFrame-norm</text:p>
          </table:table-cell>
          <table:table-cell table:style-name="Default"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table:style-name="Default" office:value-type="string" calcext:value-type="string">
            <text:p>Detectron2-4L-removeZerosFromDataset-smooth-29-2-relativeToNextFrame-norm</text:p>
          </table:table-cell>
        </table:table-row>
        <table:table-row table:style-name="ro2">
          <table:table-cell table:number-columns-repeated="2"/>
          <table:table-cell table:style-name="ce68" office:value-type="float" office:value="94.212" calcext:value-type="float">
            <text:p>94,212</text:p>
          </table:table-cell>
          <table:table-cell table:style-name="ce68" office:value-type="float" office:value="92.49" calcext:value-type="float">
            <text:p>92,49</text:p>
          </table:table-cell>
          <table:table-cell table:style-name="ce68" office:value-type="string" calcext:value-type="string">
            <text:p>Detectron2-4L-smooth-29-9-relativeToPointDistances-norm</text:p>
          </table:table-cell>
          <table:table-cell table:style-name="Default"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table:style-name="Default" office:value-type="string" calcext:value-type="string">
            <text:p>Detectron2-4L-removeZerosFromDataset-relativeToPointDistances-norm</text:p>
          </table:table-cell>
        </table:table-row>
        <table:table-row table:style-name="ro2">
          <table:table-cell table:number-columns-repeated="2"/>
          <table:table-cell table:style-name="ce66" office:value-type="float" office:value="92.674" calcext:value-type="float">
            <text:p>92,674</text:p>
          </table:table-cell>
          <table:table-cell table:style-name="ce66" office:value-type="float" office:value="92.49" calcext:value-type="float">
            <text:p>92,49</text:p>
          </table:table-cell>
          <table:table-cell table:style-name="ce66" office:value-type="string" calcext:value-type="string">
            <text:p>Detectron2-4L-smooth-29-9-relativeToUpperMiddleBottomCentersOfVideo-norm</text:p>
          </table:table-cell>
          <table:table-cell table:style-name="Default"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table:style-name="Default" office:value-type="string" calcext:value-type="string">
            <text:p>Detectron2-4L-removeZerosFromDataset-smooth-29-6-relativeToUpperMiddleBottomCentersOfVideo-norm</text:p>
          </table:table-cell>
        </table:table-row>
        <table:table-row table:style-name="ro2">
          <table:table-cell table:number-columns-repeated="2"/>
          <table:table-cell table:style-name="ce66" office:value-type="float" office:value="93.26" calcext:value-type="float">
            <text:p>93,26</text:p>
          </table:table-cell>
          <table:table-cell table:style-name="ce66" office:value-type="float" office:value="92.227" calcext:value-type="float">
            <text:p>92,227</text:p>
          </table:table-cell>
          <table:table-cell table:style-name="ce66" office:value-type="string" calcext:value-type="string">
            <text:p>Detectron2-3L-removeZerosFromDataset-smooth-29-7-relativeToUpperMiddleBottomCentersOfVideo-norm</text:p>
          </table:table-cell>
          <table:table-cell table:style-name="Default"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table:style-name="Default" office:value-type="string" calcext:value-type="string">
            <text:p>Detectron2-4L-removeZerosFromDataset-smooth-29-7-relativeToUpperMiddleBottomCentersOfVideo-norm</text:p>
          </table:table-cell>
        </table:table-row>
        <table:table-row table:style-name="ro2">
          <table:table-cell table:number-columns-repeated="2"/>
          <table:table-cell table:style-name="ce66" office:value-type="float" office:value="94.139" calcext:value-type="float">
            <text:p>94,139</text:p>
          </table:table-cell>
          <table:table-cell table:style-name="ce66" office:value-type="float" office:value="92.095" calcext:value-type="float">
            <text:p>92,095</text:p>
          </table:table-cell>
          <table:table-cell table:style-name="ce66" office:value-type="string" calcext:value-type="string">
            <text:p>Detectron2-4L-smooth-29-7-relativeToUpperMiddleBottomCentersOfVideo-norm</text:p>
          </table:table-cell>
          <table:table-cell table:style-name="Default"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table:style-name="Default" office:value-type="string" calcext:value-type="string">
            <text:p>Detectron2-4L-relativeToNextFrame-norm</text:p>
          </table:table-cell>
        </table:table-row>
        <table:table-row table:style-name="ro2">
          <table:table-cell table:number-columns-repeated="2"/>
          <table:table-cell table:style-name="ce66" office:value-type="float" office:value="92.454" calcext:value-type="float">
            <text:p>92,454</text:p>
          </table:table-cell>
          <table:table-cell table:style-name="ce66" office:value-type="float" office:value="91.831" calcext:value-type="float">
            <text:p>91,831</text:p>
          </table:table-cell>
          <table:table-cell table:style-name="ce66" office:value-type="string" calcext:value-type="string">
            <text:p>Detectron2-3L-removeZerosFromDataset-smooth-29-5-relativeToUpperMiddleBottomCentersOfVideo-norm</text:p>
          </table:table-cell>
          <table:table-cell table:style-name="Default"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table:style-name="Default" office:value-type="string" calcext:value-type="string">
            <text:p>Detectron2-4L-removeZerosFromDataset-smooth-29-5-relativeToUpperMiddleBottomCentersOfVideo-norm</text:p>
          </table:table-cell>
        </table:table-row>
        <table:table-row table:style-name="ro2">
          <table:table-cell table:number-columns-repeated="2"/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212" office:value-type="string" calcext:value-type="string">
            <text:p>Detectron2-2L-smooth-29-8-relativeToPointDistances-norm</text:p>
          </table:table-cell>
          <table:table-cell table:style-name="Default"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table:style-name="ce226" office:value-type="string" calcext:value-type="string">
            <text:p>Detectron2-2L-removeZerosFromDataset-relativeToUpperMiddleBottomCentersOfVideo-norm</text:p>
          </table:table-cell>
        </table:table-row>
        <table:table-row table:style-name="ro2">
          <table:table-cell table:number-columns-repeated="2"/>
          <table:table-cell table:style-name="ce68" office:value-type="float" office:value="93.26" calcext:value-type="float">
            <text:p>93,26</text:p>
          </table:table-cell>
          <table:table-cell table:style-name="ce68" office:value-type="float" office:value="91.436" calcext:value-type="float">
            <text:p>91,436</text:p>
          </table:table-cell>
          <table:table-cell table:style-name="ce68" office:value-type="string" calcext:value-type="string">
            <text:p>Detectron2-4L-relativeToPointDistances-norm</text:p>
          </table:table-cell>
          <table:table-cell table:style-name="Default"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table:style-name="Default" office:value-type="string" calcext:value-type="string">
            <text:p>Detectron2-4L-removeZerosFromDataset-relativeToUpperMiddleBottomCentersOfVideo-norm</text:p>
          </table:table-cell>
        </table:table-row>
        <table:table-row table:style-name="ro2">
          <table:table-cell table:number-columns-repeated="2"/>
          <table:table-cell table:style-name="ce68" office:value-type="float" office:value="93.48" calcext:value-type="float">
            <text:p>93,48</text:p>
          </table:table-cell>
          <table:table-cell table:style-name="ce68" office:value-type="float" office:value="91.173" calcext:value-type="float">
            <text:p>91,173</text:p>
          </table:table-cell>
          <table:table-cell table:style-name="ce68" office:value-type="string" calcext:value-type="string">
            <text:p>Detectron2-3L-removeZerosFromDataset-smooth-29-4-relativeToUpperMiddleBottomCentersOfVideo-norm</text:p>
          </table:table-cell>
          <table:table-cell table:style-name="Default"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table:style-name="Default" office:value-type="string" calcext:value-type="string">
            <text:p>Detectron2-2L-removeZerosFromDataset-smooth-29-8-relativeToUpperMiddleBottomCentersOfVideo-norm</text:p>
          </table:table-cell>
        </table:table-row>
        <table:table-row table:style-name="ro2">
          <table:table-cell table:number-columns-repeated="2"/>
          <table:table-cell table:style-name="ce68" office:value-type="float" office:value="93.114" calcext:value-type="float">
            <text:p>93,114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3L-removeZerosFromDataset-smooth-29-8-relativeToUpperMiddleBottomCentersOfVideo-norm</text:p>
          </table:table-cell>
          <table:table-cell table:style-name="Default"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table:style-name="Default" office:value-type="string" calcext:value-type="string">
            <text:p>Detectron2-2L-removeZerosFromDataset-smooth-29-6-relativeToNextFrame-norm</text:p>
          </table:table-cell>
        </table:table-row>
        <table:table-row table:style-name="ro2">
          <table:table-cell table:number-columns-repeated="2"/>
          <table:table-cell table:style-name="ce68" office:value-type="float" office:value="92.015" calcext:value-type="float">
            <text:p>92,015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4L-smooth-29-4-relativeToPointDistances-norm</text:p>
          </table:table-cell>
          <table:table-cell table:style-name="Default"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table:style-name="Default" office:value-type="string" calcext:value-type="string">
            <text:p>Detectron2-4L-removeZerosFromDataset-smooth-29-2-relativeToPointDistances-norm</text:p>
          </table:table-cell>
        </table:table-row>
        <table:table-row table:style-name="ro2">
          <table:table-cell table:number-columns-repeated="2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1.041" calcext:value-type="float">
            <text:p>91,041</text:p>
          </table:table-cell>
          <table:table-cell table:style-name="ce69" office:value-type="string" calcext:value-type="string">
            <text:p>Detectron2-4L-smooth-29-5-relativeToPointDistances-norm</text:p>
          </table:table-cell>
          <table:table-cell table:style-name="Default"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table:style-name="Default" office:value-type="string" calcext:value-type="string">
            <text:p>Detectron2-4L-removeZerosFromDataset-smooth-29-3-relativeToPointDistances-norm</text:p>
          </table:table-cell>
        </table:table-row>
        <table:table-row table:style-name="ro2">
          <table:table-cell table:number-columns-repeated="2"/>
          <table:table-cell table:style-name="ce69" office:value-type="float" office:value="91.429" calcext:value-type="float">
            <text:p>91,429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2L-smooth-29-9-relativeToPointDistances-norm</text:p>
          </table:table-cell>
          <table:table-cell table:style-name="Default"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table:style-name="Default" office:value-type="string" calcext:value-type="string">
            <text:p>Detectron2-2L-removeZerosFromDataset-relativeToUpperMiddleBottomCentersOfVideo-smooth-29-8-norm</text:p>
          </table:table-cell>
        </table:table-row>
        <table:table-row table:style-name="ro2">
          <table:table-cell table:number-columns-repeated="2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3L-removeZerosFromDataset-smooth-29-6-relativeToUpperMiddleBottomCentersOfVideo-norm</text:p>
          </table:table-cell>
          <table:table-cell table:style-name="Default"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table:style-name="Default" office:value-type="string" calcext:value-type="string">
            <text:p>Detectron2-2L-removeZerosFromDataset-smooth-29-8-relativeToUpperMiddleBottomCentersOfVideo-smooth-29-8-norm</text:p>
          </table:table-cell>
        </table:table-row>
        <table:table-row table:style-name="ro2">
          <table:table-cell table:number-columns-repeated="2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2-relativeToPointDistances-norm</text:p>
          </table:table-cell>
          <table:table-cell table:style-name="Default"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table:style-name="Default" office:value-type="string" calcext:value-type="string">
            <text:p>Detectron2-4L-removeZerosFromDataset-smooth-29-4-relativeToNextFrame-norm</text:p>
          </table:table-cell>
        </table:table-row>
        <table:table-row table:style-name="ro2">
          <table:table-cell table:number-columns-repeated="2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3-relativeToPointDistances-norm</text:p>
          </table:table-cell>
          <table:table-cell table:style-name="Default"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table:style-name="Default" office:value-type="string" calcext:value-type="string">
            <text:p>Detectron2-2L-removeZerosFromDataset-smooth-29-2-relativeToUpperMiddleBottomCentersOfVideo-norm</text:p>
          </table:table-cell>
        </table:table-row>
        <table:table-row table:style-name="ro2">
          <table:table-cell table:number-columns-repeated="2"/>
          <table:table-cell table:style-name="ce69" office:value-type="float" office:value="90.476" calcext:value-type="float">
            <text:p>90,476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9-relativeToUpperMiddleBottomCentersOfVideo-norm</text:p>
          </table:table-cell>
          <table:table-cell table:style-name="Default"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table:style-name="Default" office:value-type="string" calcext:value-type="string">
            <text:p>Detectron2-2L-removeZerosFromDataset-smooth-29-5-relativeToUpperMiddleBottomCentersOfVideo-norm</text:p>
          </table:table-cell>
        </table:table-row>
        <table:table-row table:style-name="ro2">
          <table:table-cell table:number-columns-repeated="2"/>
          <table:table-cell table:style-name="ce69" office:value-type="float" office:value="91.355" calcext:value-type="float">
            <text:p>91,355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3-relativeToPointDistances-norm</text:p>
          </table:table-cell>
          <table:table-cell table:style-name="Default"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table:style-name="Default" office:value-type="string" calcext:value-type="string">
            <text:p>Detectron2-2L-removeZerosFromDataset-smooth-29-3-relativeToUpperMiddleBottomCentersOfVideo-norm</text:p>
          </table:table-cell>
        </table:table-row>
        <table:table-row table:style-name="ro2">
          <table:table-cell table:number-columns-repeated="2"/>
          <table:table-cell table:style-name="ce69" office:value-type="float" office:value="92.015" calcext:value-type="float">
            <text:p>92,015</text:p>
          </table:table-cell>
          <table:table-cell table:style-name="ce69" office:value-type="float" office:value="89.855" calcext:value-type="float">
            <text:p>89,855</text:p>
          </table:table-cell>
          <table:table-cell table:style-name="ce69" office:value-type="string" calcext:value-type="string">
            <text:p>Detectron2-2L-relativeToPointDistances-norm</text:p>
          </table:table-cell>
          <table:table-cell table:style-name="Default"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table:style-name="Default" office:value-type="string" calcext:value-type="string">
            <text:p>Detectron2-2L-removeZerosFromDataset-smooth-29-4-relativeToUpperMiddleBottomCentersOfVideo-norm</text:p>
          </table:table-cell>
        </table:table-row>
        <table:table-row table:style-name="ro2">
          <table:table-cell table:number-columns-repeated="2"/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style-name="Default"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table:style-name="Default" office:value-type="string" calcext:value-type="string">
            <text:p>Detectron2-2L-removeZerosFromDataset-smooth-29-9-relativeToUpperMiddleBottomCentersOfVideo-norm</text:p>
          </table:table-cell>
        </table:table-row>
        <table:table-row table:style-name="ro2">
          <table:table-cell table:number-columns-repeated="2"/>
          <table:table-cell table:style-name="ce69" office:value-type="float" office:value="91.062" calcext:value-type="float">
            <text:p>91,062</text:p>
          </table:table-cell>
          <table:table-cell table:style-name="ce69" office:value-type="float" office:value="89.592" calcext:value-type="float">
            <text:p>89,592</text:p>
          </table:table-cell>
          <table:table-cell table:style-name="ce69" office:value-type="string" calcext:value-type="string">
            <text:p>Detectron2-2L-relativeToUpperMiddleBottomCentersOfVideo-norm</text:p>
          </table:table-cell>
          <table:table-cell table:style-name="Default"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table:style-name="Default" office:value-type="string" calcext:value-type="string">
            <text:p>Detectron2-4L-removeZerosFromDataset-smooth-29-1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Default"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table:style-name="Default" office:value-type="string" calcext:value-type="string">
            <text:p>Detectron2-2L-removeZerosFromDataset-smooth-29-5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Default"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table:style-name="Default" office:value-type="string" calcext:value-type="string">
            <text:p>Detectron2-4L-removeZerosFromDataset-smooth-29-3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PointDistances-norm</text:p>
          </table:table-cell>
          <table:table-cell table:style-name="Default"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table:style-name="Default" office:value-type="string" calcext:value-type="string">
            <text:p>Detectron2-2L-removeZerosFromDataset-smooth-29-8-relativeToPointDistances-norm</text:p>
          </table:table-cell>
        </table:table-row>
        <table:table-row table:style-name="ro2">
          <table:table-cell table:number-columns-repeated="2"/>
          <table:table-cell table:style-name="ce70" office:value-type="float" office:value="91.429" calcext:value-type="float">
            <text:p>91,429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UpperMiddleBottomCentersOfVideo-norm</text:p>
          </table:table-cell>
          <table:table-cell table:style-name="Default"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table:style-name="Default" office:value-type="string" calcext:value-type="string">
            <text:p>Detectron2-2L-removeZerosFromDataset-smooth-29-6-relativeToPointDistances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5-relativeToUpperMiddleBottomCentersOfVideo-norm</text:p>
          </table:table-cell>
          <table:table-cell table:style-name="Default"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table:style-name="Default" office:value-type="string" calcext:value-type="string">
            <text:p>Detectron2-2L-removeZerosFromDataset-smooth-29-6-relativeToUpperMiddleBottomCentersOfVideo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Default"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table:style-name="Default" office:value-type="string" calcext:value-type="string">
            <text:p>Detectron2-2L-removeZerosFromDataset-smooth-29-3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87.399" calcext:value-type="float">
            <text:p>87,399</text:p>
          </table:table-cell>
          <table:table-cell table:style-name="ce70" office:value-type="float" office:value="89.196" calcext:value-type="float">
            <text:p>89,196</text:p>
          </table:table-cell>
          <table:table-cell table:style-name="ce70" office:value-type="string" calcext:value-type="string">
            <text:p>Detectron2-2L-smooth-29-3-relativeToNextFrame-norm</text:p>
          </table:table-cell>
          <table:table-cell table:style-name="Default"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table:style-name="Default" office:value-type="string" calcext:value-type="string">
            <text:p>Detectron2-2L-removeZerosFromDataset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403" calcext:value-type="float">
            <text:p>90,403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4L-smooth-29-1-relativeToPointDistances-norm</text:p>
          </table:table-cell>
          <table:table-cell table:style-name="Default"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table:style-name="Default" office:value-type="string" calcext:value-type="string">
            <text:p>Detectron2-2L-removeZerosFromDataset-smooth-29-7-relativeToNextFrame-norm</text:p>
          </table:table-cell>
        </table:table-row>
        <table:table-row table:style-name="ro2">
          <table:table-cell table:number-columns-repeated="2"/>
          <table:table-cell table:style-name="ce70" office:value-type="float" office:value="89.524" calcext:value-type="float">
            <text:p>89,524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2L-smooth-29-4-relativeToUpperMiddleBottomCentersOfVideo-norm</text:p>
          </table:table-cell>
          <table:table-cell table:style-name="Default"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table:style-name="Default" office:value-type="string" calcext:value-type="string">
            <text:p>Detectron2-2L-removeZerosFromDataset-relativeTo3CentersOfVideoAbsolute-norm</text:p>
          </table:table-cell>
        </table:table-row>
        <table:table-row table:style-name="ro2">
          <table:table-cell table:number-columns-repeated="2"/>
          <table:table-cell table:style-name="ce70" office:value-type="float" office:value="90.183" calcext:value-type="float">
            <text:p>90,183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3-relativeToUpperMiddleBottomCentersOfVideo-norm</text:p>
          </table:table-cell>
          <table:table-cell table:style-name="Default"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table:style-name="Default" office:value-type="string" calcext:value-type="string">
            <text:p>Detectron2-2L-removeZerosFromDataset-relativeTo3CentersOfVideoAbsolute</text:p>
          </table:table-cell>
        </table:table-row>
        <table:table-row table:style-name="ro2">
          <table:table-cell table:number-columns-repeated="2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Default"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table:style-name="Default" office:value-type="string" calcext:value-type="string">
            <text:p>Detectron2-2L-removeZerosFromDataset-smooth-29-7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89.744" calcext:value-type="float">
            <text:p>89,744</text:p>
          </table:table-cell>
          <table:table-cell table:style-name="ce71" office:value-type="float" office:value="88.801" calcext:value-type="float">
            <text:p>88,801</text:p>
          </table:table-cell>
          <table:table-cell office:value-type="string" calcext:value-type="string">
            <text:p>Detectron2-2L-smooth-29-8-relativeToUpperMiddleBottomCentersOfVideo-norm</text:p>
          </table:table-cell>
          <table:table-cell table:style-name="Default"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table:style-name="Default" office:value-type="string" calcext:value-type="string">
            <text:p>Detectron2-2L-removeZerosFromDataset-smooth-29-1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89.67" calcext:value-type="float">
            <text:p>89,67</text:p>
          </table:table-cell>
          <table:table-cell table:style-name="ce71" office:value-type="float" office:value="88.801" calcext:value-type="float">
            <text:p>88,801</text:p>
          </table:table-cell>
          <table:table-cell office:value-type="string" calcext:value-type="string">
            <text:p>Detectron2-2L-smooth-29-2-relativeToUpperMiddleBottomCentersOfVideo-norm</text:p>
          </table:table-cell>
          <table:table-cell table:style-name="Default"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table:style-name="Default" office:value-type="string" calcext:value-type="string">
            <text:p>Detectron2-2L-removeZerosFromDataset-smooth-29-7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90.256" calcext:value-type="float">
            <text:p>90,256</text:p>
          </table:table-cell>
          <table:table-cell table:style-name="ce71" office:value-type="float" office:value="88.669" calcext:value-type="float">
            <text:p>88,669</text:p>
          </table:table-cell>
          <table:table-cell office:value-type="string" calcext:value-type="string">
            <text:p>Detectron2-2L-smooth-29-5-relativeToPointDistances-norm</text:p>
          </table:table-cell>
          <table:table-cell table:style-name="Default"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table:style-name="Default" office:value-type="string" calcext:value-type="string">
            <text:p>Detectron2-2L-smooth-29-9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90.037" calcext:value-type="float">
            <text:p>90,037</text:p>
          </table:table-cell>
          <table:table-cell table:style-name="ce71" office:value-type="float" office:value="88.142" calcext:value-type="float">
            <text:p>88,142</text:p>
          </table:table-cell>
          <table:table-cell office:value-type="string" calcext:value-type="string">
            <text:p>Detectron2-2L-smooth-29-9-relativeToNextFrame-norm</text:p>
          </table:table-cell>
          <table:table-cell table:style-name="Default"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table:style-name="Default" office:value-type="string" calcext:value-type="string">
            <text:p>PoseNet-2L-removeZerosFromDataset-smooth-29-7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89.011" calcext:value-type="float">
            <text:p>89,011</text:p>
          </table:table-cell>
          <table:table-cell table:style-name="ce71" office:value-type="float" office:value="88.011" calcext:value-type="float">
            <text:p>88,011</text:p>
          </table:table-cell>
          <table:table-cell office:value-type="string" calcext:value-type="string">
            <text:p>Detectron2-2L-removeZerosFromDataset-relativeToUpperMiddleBottomCentersOfVideo-smooth-29-9-norm</text:p>
          </table:table-cell>
          <table:table-cell table:style-name="Default"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table:style-name="Default" office:value-type="string" calcext:value-type="string">
            <text:p>Detectron2-2L-smooth-29-7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9.158" calcext:value-type="float">
            <text:p>89,158</text:p>
          </table:table-cell>
          <table:table-cell table:style-name="ce71" office:value-type="float" office:value="87.879" calcext:value-type="float">
            <text:p>87,879</text:p>
          </table:table-cell>
          <table:table-cell office:value-type="string" calcext:value-type="string">
            <text:p>Detectron2-2L-removeZerosFromDataset-relativeToUpperMiddleBottomCentersOfVideo-smooth-29-5-norm</text:p>
          </table:table-cell>
          <table:table-cell table:style-name="Default"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table:style-name="Default" office:value-type="string" calcext:value-type="string">
            <text:p>Detectron2-2L-removeZerosFromDataset-smooth-29-8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399" calcext:value-type="float">
            <text:p>87,399</text:p>
          </table:table-cell>
          <table:table-cell table:style-name="ce71" office:value-type="float" office:value="87.747" calcext:value-type="float">
            <text:p>87,747</text:p>
          </table:table-cell>
          <table:table-cell office:value-type="string" calcext:value-type="string">
            <text:p>Detectron2-2L-smooth-29-7-relativeToNextFrame-norm</text:p>
          </table:table-cell>
          <table:table-cell table:style-name="Default"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table:style-name="Default" office:value-type="string" calcext:value-type="string">
            <text:p>PoseNet-2L-removeZerosFromDataset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89.304" calcext:value-type="float">
            <text:p>89,304</text:p>
          </table:table-cell>
          <table:table-cell table:style-name="ce71" office:value-type="float" office:value="87.484" calcext:value-type="float">
            <text:p>87,484</text:p>
          </table:table-cell>
          <table:table-cell office:value-type="string" calcext:value-type="string">
            <text:p>Detectron2-2L-removeZerosFromDataset-smooth-29-5-relativeToUpperMiddleBottomCentersOfVideo-smooth-29-5-norm</text:p>
          </table:table-cell>
          <table:table-cell table:style-name="Default"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table:style-name="Default" office:value-type="string" calcext:value-type="string">
            <text:p>Detectron2-2L-removeZerosFromDataset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8.132" calcext:value-type="float">
            <text:p>88,132</text:p>
          </table:table-cell>
          <table:table-cell table:style-name="ce71"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table:style-name="Default"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table:style-name="Default" office:value-type="string" calcext:value-type="string">
            <text:p>Detectron2-2L-smooth-29-5-relativeToPointDistances-norm</text:p>
          </table:table-cell>
        </table:table-row>
        <table:table-row table:style-name="ro2">
          <table:table-cell table:number-columns-repeated="2"/>
          <table:table-cell table:style-name="ce72" office:value-type="float" office:value="87.912" calcext:value-type="float">
            <text:p>87,912</text:p>
          </table:table-cell>
          <table:table-cell table:style-name="ce72" office:value-type="float" office:value="86.561" calcext:value-type="float">
            <text:p>86,561</text:p>
          </table:table-cell>
          <table:table-cell table:style-name="ce72" office:value-type="string" calcext:value-type="string">
            <text:p>PoseNet-2L-smooth-29-9-relativeToPointDistances-norm</text:p>
          </table:table-cell>
          <table:table-cell table:style-name="Default"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table:style-name="Default" office:value-type="string" calcext:value-type="string">
            <text:p>Detectron2-2L-removeZerosFromDataset-smooth-29-9-relativeToPointDistances-norm</text:p>
          </table:table-cell>
        </table:table-row>
        <table:table-row table:style-name="ro2">
          <table:table-cell table:number-columns-repeated="2"/>
          <table:table-cell table:style-name="ce73" office:value-type="float" office:value="88.352" calcext:value-type="float">
            <text:p>88,352</text:p>
          </table:table-cell>
          <table:table-cell table:style-name="ce73" office:value-type="float" office:value="86.298" calcext:value-type="float">
            <text:p>86,298</text:p>
          </table:table-cell>
          <table:table-cell table:style-name="ce73" office:value-type="string" calcext:value-type="string">
            <text:p>PoseNet-2L-removeZerosFromDataset-smooth-29-9-relativeToPointDistances-norm</text:p>
          </table:table-cell>
          <table:table-cell table:style-name="Default"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table:style-name="Default" office:value-type="string" calcext:value-type="string">
            <text:p>PoseNet-2L-removeZerosFromDataset-smooth-29-5-relativeToNextFrame-norm</text:p>
          </table:table-cell>
        </table:table-row>
        <table:table-row table:style-name="ro2">
          <table:table-cell table:number-columns-repeated="2"/>
          <table:table-cell table:style-name="ce75" office:value-type="float" office:value="87.326" calcext:value-type="float">
            <text:p>87,326</text:p>
          </table:table-cell>
          <table:table-cell table:style-name="ce75" office:value-type="float" office:value="86.166" calcext:value-type="float">
            <text:p>86,166</text:p>
          </table:table-cell>
          <table:table-cell table:style-name="ce75" office:value-type="string" calcext:value-type="string">
            <text:p>PoseNet-2L-smooth-29-7-relativeToPointDistances-norm</text:p>
          </table:table-cell>
          <table:table-cell table:style-name="Default"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table:style-name="Default" office:value-type="string" calcext:value-type="string">
            <text:p>PoseNet-2L-removeZerosFromDataset-relativeTo3CentersOfVideoAbsolute-norm</text:p>
          </table:table-cell>
        </table:table-row>
        <table:table-row table:style-name="ro2">
          <table:table-cell table:number-columns-repeated="2"/>
          <table:table-cell table:style-name="ce77" office:value-type="float" office:value="87.399" calcext:value-type="float">
            <text:p>87,399</text:p>
          </table:table-cell>
          <table:table-cell table:style-name="ce77" office:value-type="float" office:value="85.771" calcext:value-type="float">
            <text:p>85,771</text:p>
          </table:table-cell>
          <table:table-cell table:style-name="ce77" office:value-type="string" calcext:value-type="string">
            <text:p>PoseNet-2L-removeZerosFromDataset-smooth-29-7-relativeToPointDistances-norm</text:p>
          </table:table-cell>
          <table:table-cell table:style-name="Default"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table:style-name="Default" office:value-type="string" calcext:value-type="string">
            <text:p>Detectron2-2L-removeZerosFromDataset-smooth-29-2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619" calcext:value-type="float">
            <text:p>87,619</text:p>
          </table:table-cell>
          <table:table-cell table:style-name="ce71" office:value-type="float" office:value="85.639" calcext:value-type="float">
            <text:p>85,639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table:style-name="Default"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table:style-name="Default" office:value-type="string" calcext:value-type="string">
            <text:p>Detectron2-2L-removeZerosFromDataset-smooth-29-3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6.227" calcext:value-type="float">
            <text:p>86,227</text:p>
          </table:table-cell>
          <table:table-cell table:style-name="ce71" office:value-type="float" office:value="85.507" calcext:value-type="float">
            <text:p>85,507</text:p>
          </table:table-cell>
          <table:table-cell office:value-type="string" calcext:value-type="string">
            <text:p>Detectron2-2L-smooth-29-4-relativeToNextFrame-norm</text:p>
          </table:table-cell>
          <table:table-cell table:style-name="Default"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table:style-name="Default" office:value-type="string" calcext:value-type="string">
            <text:p>Detectron2-2L-removeZerosFromDataset-smooth-29-7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6.374" calcext:value-type="float">
            <text:p>86,374</text:p>
          </table:table-cell>
          <table:table-cell table:style-name="ce71"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table:style-name="Default"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table:style-name="Default" office:value-type="string" calcext:value-type="string">
            <text:p>Detectron2-2L-removeZerosFromDataset-smooth-29-2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table:style-name="Default"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table:style-name="Default" office:value-type="string" calcext:value-type="string">
            <text:p>Detectron2-2L-removeZerosFromDataset-smooth-29-5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table:style-name="Default"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table:style-name="Default" office:value-type="string" calcext:value-type="string">
            <text:p>Detectron2-2L-removeZerosFromDataset-smooth-29-4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453" calcext:value-type="float">
            <text:p>84,453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table:style-name="Default"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table:style-name="Default" office:value-type="string" calcext:value-type="string">
            <text:p>Detectron2-2L-removeZerosFromDataset-smooth-29-9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253" calcext:value-type="float">
            <text:p>87,253</text:p>
          </table:table-cell>
          <table:table-cell table:style-name="ce71" office:value-type="float" office:value="84.058" calcext:value-type="float">
            <text:p>84,058</text:p>
          </table:table-cell>
          <table:table-cell office:value-type="string" calcext:value-type="string">
            <text:p>Detectron2-2L-smooth-29-2-relativeToNextFrame-norm</text:p>
          </table:table-cell>
          <table:table-cell table:style-name="Default"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table:style-name="Default" office:value-type="string" calcext:value-type="string">
            <text:p>Detectron2-4L-removeZerosFromDataset-smooth-29-1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926" calcext:value-type="float">
            <text:p>83,926</text:p>
          </table:table-cell>
          <table:table-cell office:value-type="string" calcext:value-type="string">
            <text:p>Detectron2-2L-smooth-29-6-relativeToUpperMiddleBottomCentersOfVideo-norm</text:p>
          </table:table-cell>
          <table:table-cell table:style-name="Default"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table:style-name="Default" office:value-type="string" calcext:value-type="string">
            <text:p>Detectron2-2L-removeZerosFromDataset-smooth-29-1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table:style-name="Default"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table:style-name="Default" office:value-type="string" calcext:value-type="string">
            <text:p>PoseNet-2L-removeZerosFromDataset-smooth-29-5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531" calcext:value-type="float">
            <text:p>83,531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table:style-name="Default"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table:style-name="Default" office:value-type="string" calcext:value-type="string">
            <text:p>Detectron2-2L-removeZerosFromDataset-smooth-29-9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84.835" calcext:value-type="float">
            <text:p>84,835</text:p>
          </table:table-cell>
          <table:table-cell table:style-name="ce71" office:value-type="float" office:value="82.477" calcext:value-type="float">
            <text:p>82,477</text:p>
          </table:table-cell>
          <table:table-cell office:value-type="string" calcext:value-type="string">
            <text:p>Detectron2-2L-smooth-29-1-relativeToNextFrame-norm</text:p>
          </table:table-cell>
          <table:table-cell table:style-name="Default"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table:style-name="Default" office:value-type="string" calcext:value-type="string">
            <text:p>Detectron2-2L-removeZerosFromDataset-smooth-29-5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82.711" calcext:value-type="float">
            <text:p>82,711</text:p>
          </table:table-cell>
          <table:table-cell table:style-name="ce71" office:value-type="float" office:value="82.213" calcext:value-type="float">
            <text:p>82,21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table:style-name="Default"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table:style-name="Default" office:value-type="string" calcext:value-type="string">
            <text:p>PoseNet-2L-removeZerosFromDataset-smooth-29-5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83.443" calcext:value-type="float">
            <text:p>83,443</text:p>
          </table:table-cell>
          <table:table-cell table:style-name="ce71" office:value-type="float" office:value="82.082" calcext:value-type="float">
            <text:p>82,082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table:style-name="Default"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table:style-name="Default" office:value-type="string" calcext:value-type="string">
            <text:p>PoseNet-2L-removeZerosFromDataset-smooth-29-7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3.37" calcext:value-type="float">
            <text:p>83,37</text:p>
          </table:table-cell>
          <table:table-cell table:style-name="ce71" office:value-type="float" office:value="81.95" calcext:value-type="float">
            <text:p>81,95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table:style-name="Default"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table:style-name="Default" office:value-type="string" calcext:value-type="string">
            <text:p>Detectron2-2L-removeZerosFromDataset-smooth-29-4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4.176" calcext:value-type="float">
            <text:p>84,176</text:p>
          </table:table-cell>
          <table:table-cell table:style-name="ce71" office:value-type="float" office:value="81.423" calcext:value-type="float">
            <text:p>81,423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table:style-name="Default"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table:style-name="Default" office:value-type="string" calcext:value-type="string">
            <text:p>PoseNet-2L-removeZerosFromDataset-smooth-29-7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83.883" calcext:value-type="float">
            <text:p>83,883</text:p>
          </table:table-cell>
          <table:table-cell table:style-name="ce71" office:value-type="float" office:value="81.291" calcext:value-type="float">
            <text:p>81,291</text:p>
          </table:table-cell>
          <table:table-cell office:value-type="string" calcext:value-type="string">
            <text:p>PoseNet-2L-removeZerosFromDataset-relativeTo3CentersOfVideoAbsolute</text:p>
          </table:table-cell>
          <table:table-cell table:style-name="Default"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table:style-name="Default" office:value-type="string" calcext:value-type="string">
            <text:p>PoseNet-2L-removeZerosFromDataset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table:style-name="Default"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table:style-name="Default" office:value-type="string" calcext:value-type="string">
            <text:p>Detectron2-2L-removeZerosFromDataset-smooth-29-1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table:style-name="Default"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table:style-name="Default" office:value-type="string" calcext:value-type="string">
            <text:p>PoseNet-2L-removeZerosFromDataset-relativeTo3CentersOfVideoAbsolute</text:p>
          </table:table-cell>
        </table:table-row>
        <table:table-row table:style-name="ro2">
          <table:table-cell table:number-columns-repeated="2"/>
          <table:table-cell table:style-name="ce71" office:value-type="float" office:value="78.974" calcext:value-type="float">
            <text:p>78,974</text:p>
          </table:table-cell>
          <table:table-cell table:style-name="ce71" office:value-type="float" office:value="77.866" calcext:value-type="float">
            <text:p>77,866</text:p>
          </table:table-cell>
          <table:table-cell office:value-type="string" calcext:value-type="string">
            <text:p>Detectron2-2L-removeZerosFromDataset-smooth-29-9-relativeToUpperMiddleBottomCentersOfVideo-smooth-29-9-norm</text:p>
          </table:table-cell>
          <table:table-cell table:style-name="Default"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table:style-name="Default" office:value-type="string" calcext:value-type="string">
            <text:p>PoseNet-2L-removeZerosFromDataset-smooth-29-9-relativeToNextFrame-norm</text:p>
          </table:table-cell>
        </table:table-row>
        <table:table-row table:style-name="ro2">
          <table:table-cell table:number-columns-repeated="2"/>
          <table:table-cell table:style-name="ce71" office:value-type="float" office:value="78.388" calcext:value-type="float">
            <text:p>78,388</text:p>
          </table:table-cell>
          <table:table-cell table:style-name="ce71" office:value-type="float" office:value="77.075" calcext:value-type="float">
            <text:p>77,075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table:style-name="Default"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table:style-name="Default" office:value-type="string" calcext:value-type="string">
            <text:p>PoseNet-2L-removeZerosFromDataset-smooth-29-9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75.018" calcext:value-type="float">
            <text:p>75,018</text:p>
          </table:table-cell>
          <table:table-cell table:style-name="ce71" office:value-type="float" office:value="76.548" calcext:value-type="float">
            <text:p>76,548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table:style-name="Default"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table:style-name="Default" office:value-type="string" calcext:value-type="string">
            <text:p>PoseNet-2L-removeZerosFromDataset-smooth-29-9-relativeToUpperMiddleBottomCentersOfVideo-norm</text:p>
          </table:table-cell>
        </table:table-row>
        <table:table-row table:style-name="ro2">
          <table:table-cell table:number-columns-repeated="2"/>
          <table:table-cell table:style-name="ce71" office:value-type="float" office:value="75.751" calcext:value-type="float">
            <text:p>75,751</text:p>
          </table:table-cell>
          <table:table-cell table:style-name="ce71" office:value-type="float" office:value="75.362" calcext:value-type="float">
            <text:p>75,362</text:p>
          </table:table-cell>
          <table:table-cell office:value-type="string" calcext:value-type="string">
            <text:p>Detectron2-2L-smooth-29-1-relativeToUpperMiddleBottomCentersOfVideo-norm</text:p>
          </table:table-cell>
          <table:table-cell table:style-name="Default"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table:style-name="Default" office:value-type="string" calcext:value-type="string">
            <text:p>PoseNet-2L-removeZerosFromDataset-smooth-29-7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table:style-name="Default"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table:style-name="Default" office:value-type="string" calcext:value-type="string">
            <text:p>PoseNet-2L-removeZerosFromDataset-smooth-29-5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74.432" calcext:value-type="float">
            <text:p>74,432</text:p>
          </table:table-cell>
          <table:table-cell table:style-name="ce71" office:value-type="float" office:value="72.069" calcext:value-type="float">
            <text:p>72,069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table:style-name="Default"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table:style-name="Default" office:value-type="string" calcext:value-type="string">
            <text:p>PoseNet-2L-removeZerosFromDataset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46.886" calcext:value-type="float">
            <text:p>46,886</text:p>
          </table:table-cell>
          <table:table-cell table:style-name="ce71"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table:style-name="Default"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table:style-name="Default" office:value-type="string" calcext:value-type="string">
            <text:p>PoseNet-2L-relativeToPointDistances-norm</text:p>
          </table:table-cell>
        </table:table-row>
        <table:table-row table:style-name="ro2">
          <table:table-cell table:number-columns-repeated="2"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table:style-name="Default"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table:style-name="Default" office:value-type="string" calcext:value-type="string">
            <text:p>PoseNet-2L-removeZerosFromDataset-smooth-29-9-relativeTo3CentersOfVideoAbsolute-norm</text:p>
          </table:table-cell>
        </table:table-row>
        <table:table-row table:style-name="ro2">
          <table:table-cell table:number-columns-repeated="2"/>
          <table:table-cell table:style-name="ce71" office:value-type="float" office:value="28.205" calcext:value-type="float">
            <text:p>28,205</text:p>
          </table:table-cell>
          <table:table-cell table:style-name="ce71" office:value-type="float" office:value="25.428" calcext:value-type="float">
            <text:p>25,428</text:p>
          </table:table-cell>
          <table:table-cell office:value-type="string" calcext:value-type="string">
            <text:p>Detectron2-2L-relativeToPointDistances</text:p>
          </table:table-cell>
          <table:table-cell table:style-name="Default"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table:style-name="Default" office:value-type="string" calcext:value-type="string">
            <text:p>PoseNet-2L-relativeToPointDistances</text:p>
          </table:table-cell>
        </table:table-row>
        <table:table-row table:style-name="ro2">
          <table:table-cell table:number-columns-repeated="2"/>
          <table:table-cell table:style-name="ce71" office:value-type="float" office:value="23.15" calcext:value-type="float">
            <text:p>23,15</text:p>
          </table:table-cell>
          <table:table-cell table:style-name="ce71" office:value-type="float" office:value="23.188" calcext:value-type="float">
            <text:p>23,188</text:p>
          </table:table-cell>
          <table:table-cell office:value-type="string" calcext:value-type="string">
            <text:p>Detectron2-2L-relativeToNextFrame-norm</text:p>
          </table:table-cell>
          <table:table-cell table:style-name="Default"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table:style-name="Default" office:value-type="string" calcext:value-type="string">
            <text:p>Detectron2-2L-relativeToPointDistances</text:p>
          </table:table-cell>
        </table:table-row>
        <table:table-row table:style-name="ro2">
          <table:table-cell table:number-columns-repeated="2"/>
          <table:table-cell table:style-name="ce71" office:value-type="float" office:value="22.418" calcext:value-type="float">
            <text:p>22,418</text:p>
          </table:table-cell>
          <table:table-cell table:style-name="ce71" office:value-type="float" office:value="22.134" calcext:value-type="float">
            <text:p>22,134</text:p>
          </table:table-cell>
          <table:table-cell office:value-type="string" calcext:value-type="string">
            <text:p>Detectron2-2L-smooth-29-8-relativeToNextFrame-norm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1" office:value-type="float" office:value="22.344" calcext:value-type="float">
            <text:p>22,344</text:p>
          </table:table-cell>
          <table:table-cell table:style-name="ce71" office:value-type="float" office:value="21.739" calcext:value-type="float">
            <text:p>21,739</text:p>
          </table:table-cell>
          <table:table-cell office:value-type="string" calcext:value-type="string">
            <text:p>Detectron2-2L-smooth-29-6-relativeToNextFrame-norm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1" office:value-type="float" office:value="21.465" calcext:value-type="float">
            <text:p>21,465</text:p>
          </table:table-cell>
          <table:table-cell table:style-name="ce71" office:value-type="float" office:value="20.817" calcext:value-type="float">
            <text:p>20,817</text:p>
          </table:table-cell>
          <table:table-cell office:value-type="string" calcext:value-type="string">
            <text:p>Detectron2-2L-smooth-29-5-relativeToNextFrame-norm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1" office:value-type="float" office:value="12.527" calcext:value-type="float">
            <text:p>12,527</text:p>
          </table:table-cell>
          <table:table-cell table:style-name="ce71" office:value-type="float" office:value="12.516" calcext:value-type="float">
            <text:p>12,516</text:p>
          </table:table-cell>
          <table:table-cell office:value-type="string" calcext:value-type="string">
            <text:p>Detectron2-4L-removeZerosFromDataset-relativeToNextFrame-norm</text:p>
          </table:table-cell>
          <table:table-cell table:number-columns-repeated="3"/>
        </table:table-row>
        <table:table-row table:style-name="ro2" table:number-rows-repeated="104849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ivided by tests" table:style-name="ta1">
        <office:forms form:automatic-focus="false" form:apply-design-mode="false"/>
        <table:table-column table:style-name="co11" table:default-cell-style-name="ce79"/>
        <table:table-column table:style-name="co12" table:default-cell-style-name="ce235"/>
        <table:table-column table:style-name="co13" table:default-cell-style-name="ce238"/>
        <table:table-column table:style-name="co4" table:default-cell-style-name="ce98"/>
        <table:table-column table:style-name="co5" table:default-cell-style-name="ce106"/>
        <table:table-column table:style-name="co14" table:default-cell-style-name="ce111"/>
        <table:table-column table:style-name="co4" table:default-cell-style-name="ce116"/>
        <table:table-column table:style-name="co5" table:default-cell-style-name="ce116"/>
        <table:table-column table:style-name="co15" table:default-cell-style-name="ce116"/>
        <table:table-column table:style-name="co4" table:default-cell-style-name="ce129"/>
        <table:table-column table:style-name="co5" table:default-cell-style-name="ce129"/>
        <table:table-column table:style-name="co16" table:default-cell-style-name="ce129"/>
        <table:table-column table:style-name="co17" table:number-columns-repeated="2" table:default-cell-style-name="ce129"/>
        <table:table-column table:style-name="co18" table:default-cell-style-name="ce129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1000" table:default-cell-style-name="Default"/>
        <table:table-row table:style-name="ro6">
          <table:table-cell table:style-name="ce80"/>
          <table:table-cell table:style-name="ce83"/>
          <table:table-cell table:style-name="ce80"/>
          <table:table-cell table:style-name="ce90" office:value-type="string" calcext:value-type="string" table:number-columns-spanned="3" table:number-rows-spanned="1">
            <text:p>relativeToNextFrame</text:p>
          </table:table-cell>
          <table:covered-table-cell table:style-name="ce99"/>
          <table:covered-table-cell table:style-name="ce107"/>
          <table:table-cell table:style-name="ce11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117"/>
          <table:table-cell table:style-name="ce127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130"/>
          <table:table-cell table:style-name="ce139" table:number-columns-repeated="3"/>
          <table:table-cell table:style-name="ce80" table:number-columns-repeated="1006"/>
        </table:table-row>
        <table:table-row table:style-name="ro5">
          <table:table-cell table:style-name="ce81"/>
          <table:table-cell table:style-name="ce188"/>
          <table:table-cell table:style-name="ce81"/>
          <table:table-cell table:style-name="ce91" office:value-type="string" calcext:value-type="string">
            <text:p>val_acc %</text:p>
          </table:table-cell>
          <table:table-cell table:style-name="ce100" office:value-type="string" calcext:value-type="string">
            <text:p>test_acc %</text:p>
          </table:table-cell>
          <table:table-cell table:style-name="ce108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25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37"/>
          <table:table-cell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Top-models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2" office:value-type="float" office:value="95.311" calcext:value-type="float">
            <text:p>95,311</text:p>
          </table:table-cell>
          <table:table-cell table:style-name="ce101" office:value-type="float" office:value="94.071" calcext:value-type="float">
            <text:p>94,071</text:p>
          </table:table-cell>
          <table:table-cell table:style-name="ce109" office:value-type="string" calcext:value-type="string">
            <text:p>Detectron2-4L-BEST-relativeToNextFrame</text:p>
          </table:table-cell>
          <table:table-cell table:style-name="ce93" office:value-type="float" office:value="94.212" calcext:value-type="float">
            <text:p>94,212</text:p>
          </table:table-cell>
          <table:table-cell table:style-name="ce119" office:value-type="float" office:value="92.49" calcext:value-type="float">
            <text:p>92,49</text:p>
          </table:table-cell>
          <table:table-cell table:style-name="ce126" office:value-type="string" calcext:value-type="string">
            <text:p>Detectron2-4L-smooth-29-9-relativeToPointDistances</text:p>
          </table:table-cell>
          <table:table-cell table:style-name="ce93" office:value-type="float" office:value="93.993" calcext:value-type="float">
            <text:p>93,993</text:p>
          </table:table-cell>
          <table:table-cell table:style-name="ce131" office:value-type="float" office:value="92.885" calcext:value-type="float">
            <text:p>92,885</text:p>
          </table:table-cell>
          <table:table-cell table:style-name="ce138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66" office:value-type="float" office:value="95.311" calcext:value-type="float">
            <text:p>95,311</text:p>
          </table:table-cell>
          <table:table-cell table:style-name="ce66" office:value-type="float" office:value="94.071" calcext:value-type="float">
            <text:p>94,071</text:p>
          </table:table-cell>
          <table:table-cell table:style-name="ce66" office:value-type="string" calcext:value-type="string">
            <text:p>Detectron2-4L-BEST-relativeToNextFrame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5.675" calcext:value-type="float">
            <text:p>95,675</text:p>
          </table:table-cell>
          <table:table-cell table:style-name="ce71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3" office:value-type="float" office:value="94.652" calcext:value-type="float">
            <text:p>94,652</text:p>
          </table:table-cell>
          <table:table-cell table:style-name="ce102" office:value-type="float" office:value="92.622" calcext:value-type="float">
            <text:p>92,622</text:p>
          </table:table-cell>
          <table:table-cell table:style-name="ce110" office:value-type="string" calcext:value-type="string">
            <text:p>Detectron2-4L-relativeToNextFrame</text:p>
          </table:table-cell>
          <table:table-cell table:style-name="ce114" office:value-type="float" office:value="93.26" calcext:value-type="float">
            <text:p>93,26</text:p>
          </table:table-cell>
          <table:table-cell table:style-name="ce120" office:value-type="float" office:value="91.436" calcext:value-type="float">
            <text:p>91,436</text:p>
          </table:table-cell>
          <table:table-cell table:style-name="ce120" office:value-type="string" calcext:value-type="string">
            <text:p>Detectron2-4L-relativeToPointDistances</text:p>
          </table:table-cell>
          <table:table-cell table:style-name="ce93" office:value-type="float" office:value="92.674" calcext:value-type="float">
            <text:p>92,674</text:p>
          </table:table-cell>
          <table:table-cell table:style-name="ce131" office:value-type="float" office:value="92.49" calcext:value-type="float">
            <text:p>92,49</text:p>
          </table:table-cell>
          <table:table-cell table:style-name="ce131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66" office:value-type="float" office:value="93.993" calcext:value-type="float">
            <text:p>93,993</text:p>
          </table:table-cell>
          <table:table-cell table:style-name="ce66" office:value-type="float" office:value="92.885" calcext:value-type="float">
            <text:p>92,885</text:p>
          </table:table-cell>
          <table:table-cell table:style-name="ce66" office:value-type="string" calcext:value-type="string">
            <text:p>Detectron2-4L-smooth-29-5-relativeToUpperMiddleBottomCentersOfVideo-norm</text:p>
          </table:table-cell>
          <table:table-cell table:style-name="ce199" office:value-type="float" office:value="96.778" calcext:value-type="float">
            <text:p>96,778</text:p>
          </table:table-cell>
          <table:table-cell table:style-name="ce79" office:value-type="float" office:value="95.042" calcext:value-type="float">
            <text:p>95,042</text:p>
          </table:table-cell>
          <table:table-cell table:style-name="ce71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3" office:value-type="float" office:value="92.015" calcext:value-type="float">
            <text:p>92,015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4-relativeToPointDistances</text:p>
          </table:table-cell>
          <table:table-cell table:style-name="ce93" office:value-type="float" office:value="94.139" calcext:value-type="float">
            <text:p>94,139</text:p>
          </table:table-cell>
          <table:table-cell table:style-name="ce131" office:value-type="float" office:value="92.095" calcext:value-type="float">
            <text:p>92,095</text:p>
          </table:table-cell>
          <table:table-cell table:style-name="ce131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66" office:value-type="float" office:value="93.846" calcext:value-type="float">
            <text:p>93,846</text:p>
          </table:table-cell>
          <table:table-cell table:style-name="ce66" office:value-type="float" office:value="92.622" calcext:value-type="float">
            <text:p>92,622</text:p>
          </table:table-cell>
          <table:table-cell table:style-name="ce66" office:value-type="string" calcext:value-type="string">
            <text:p>Detectron2-3L-removeZerosFromDataset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1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2.674" calcext:value-type="float">
            <text:p>92,674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5-relativeToPointDistances</text:p>
          </table:table-cell>
          <table:table-cell table:style-name="ce94" office:value-type="float" office:value="92.527" calcext:value-type="float">
            <text:p>92,527</text:p>
          </table:table-cell>
          <table:table-cell table:style-name="ce132" office:value-type="float" office:value="89.723" calcext:value-type="float">
            <text:p>89,723</text:p>
          </table:table-cell>
          <table:table-cell table:style-name="ce132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67" office:value-type="float" office:value="94.652" calcext:value-type="float">
            <text:p>94,652</text:p>
          </table:table-cell>
          <table:table-cell table:style-name="ce67" office:value-type="float" office:value="92.622" calcext:value-type="float">
            <text:p>92,622</text:p>
          </table:table-cell>
          <table:table-cell table:style-name="ce67" office:value-type="string" calcext:value-type="string">
            <text:p>Detectron2-4L-relativeToNextFrame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4.726" calcext:value-type="float">
            <text:p>94,726</text:p>
          </table:table-cell>
          <table:table-cell table:style-name="ce71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2-relativeToPointDistances</text:p>
          </table:table-cell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68" office:value-type="float" office:value="94.212" calcext:value-type="float">
            <text:p>94,212</text:p>
          </table:table-cell>
          <table:table-cell table:style-name="ce68" office:value-type="float" office:value="92.49" calcext:value-type="float">
            <text:p>92,49</text:p>
          </table:table-cell>
          <table:table-cell table:style-name="ce68" office:value-type="string" calcext:value-type="string">
            <text:p>Detectron2-4L-smooth-29-9-relativeToPointDistances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3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2.674" calcext:value-type="float">
            <text:p>92,674</text:p>
          </table:table-cell>
          <table:table-cell table:style-name="ce66" office:value-type="float" office:value="92.49" calcext:value-type="float">
            <text:p>92,49</text:p>
          </table:table-cell>
          <table:table-cell table:style-name="ce66" office:value-type="string" calcext:value-type="string">
            <text:p>Detectron2-4L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 office:value-type="float" office:value="90.403" calcext:value-type="float">
            <text:p>90,403</text:p>
          </table:table-cell>
          <table:table-cell table:style-name="ce121" office:value-type="float" office:value="89.065" calcext:value-type="float">
            <text:p>89,065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3.26" calcext:value-type="float">
            <text:p>93,26</text:p>
          </table:table-cell>
          <table:table-cell table:style-name="ce66" office:value-type="float" office:value="92.227" calcext:value-type="float">
            <text:p>92,227</text:p>
          </table:table-cell>
          <table:table-cell table:style-name="ce66" office:value-type="string" calcext:value-type="string">
            <text:p>Detectron2-3L-removeZerosFromDataset-smooth-29-7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846" calcext:value-type="float">
            <text:p>93,846</text:p>
          </table:table-cell>
          <table:table-cell table:style-name="ce140" office:value-type="float" office:value="92.622" calcext:value-type="float">
            <text:p>92,622</text:p>
          </table:table-cell>
          <table:table-cell table:style-name="ce143" office:value-type="string" calcext:value-type="string">
            <text:p>Detectron2-3L-smooth-29-9-relativeToUpperMiddleBottomCentersOfVideo</text:p>
          </table:table-cell>
          <table:table-cell table:style-name="ce66" office:value-type="float" office:value="94.139" calcext:value-type="float">
            <text:p>94,139</text:p>
          </table:table-cell>
          <table:table-cell table:style-name="ce66" office:value-type="float" office:value="92.095" calcext:value-type="float">
            <text:p>92,095</text:p>
          </table:table-cell>
          <table:table-cell table:style-name="ce66" office:value-type="string" calcext:value-type="string">
            <text:p>Detectron2-4L-smooth-29-7-relativeToUpperMiddleBottomCentersOfVideo-norm</text:p>
          </table:table-cell>
          <table:table-cell table:style-name="ce199" office:value-type="float" office:value="95.958" calcext:value-type="float">
            <text:p>95,958</text:p>
          </table:table-cell>
          <table:table-cell table:style-name="ce79" office:value-type="float" office:value="94.198" calcext:value-type="float">
            <text:p>94,198</text:p>
          </table:table-cell>
          <table:table-cell table:style-name="ce71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26" calcext:value-type="float">
            <text:p>93,26</text:p>
          </table:table-cell>
          <table:table-cell table:style-name="ce140" office:value-type="float" office:value="92.227" calcext:value-type="float">
            <text:p>92,227</text:p>
          </table:table-cell>
          <table:table-cell table:style-name="ce143" office:value-type="string" calcext:value-type="string">
            <text:p>Detectron2-3L-smooth-29-7-relativeToUpperMiddleBottomCentersOfVideo</text:p>
          </table:table-cell>
          <table:table-cell table:style-name="ce66" office:value-type="float" office:value="92.454" calcext:value-type="float">
            <text:p>92,454</text:p>
          </table:table-cell>
          <table:table-cell table:style-name="ce66" office:value-type="float" office:value="91.831" calcext:value-type="float">
            <text:p>91,831</text:p>
          </table:table-cell>
          <table:table-cell table:style-name="ce66" office:value-type="string" calcext:value-type="string">
            <text:p>Detectron2-3L-removeZerosFromDataset-smooth-29-5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1" office:value-type="float" office:value="92.454" calcext:value-type="float">
            <text:p>92,454</text:p>
          </table:table-cell>
          <table:table-cell table:style-name="ce141" office:value-type="float" office:value="91.831" calcext:value-type="float">
            <text:p>91,831</text:p>
          </table:table-cell>
          <table:table-cell table:style-name="ce144" office:value-type="string" calcext:value-type="string">
            <text:p>Detectron2-3L-smooth-29-5-relativeToUpperMiddleBottomCentersOfVideo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39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ce140" office:value-type="float" office:value="93.48" calcext:value-type="float">
            <text:p>93,48</text:p>
          </table:table-cell>
          <table:table-cell table:style-name="ce140" office:value-type="float" office:value="91.173" calcext:value-type="float">
            <text:p>91,173</text:p>
          </table:table-cell>
          <table:table-cell table:style-name="ce143" office:value-type="string" calcext:value-type="string">
            <text:p>Detectron2-3L-smooth-29-4-relativeToUpperMiddleBottomCentersOfVideo</text:p>
          </table:table-cell>
          <table:table-cell table:style-name="ce68" office:value-type="float" office:value="93.26" calcext:value-type="float">
            <text:p>93,26</text:p>
          </table:table-cell>
          <table:table-cell table:style-name="ce68" office:value-type="float" office:value="91.436" calcext:value-type="float">
            <text:p>91,436</text:p>
          </table:table-cell>
          <table:table-cell table:style-name="ce68" office:value-type="string" calcext:value-type="string">
            <text:p>Detectron2-4L-relativeToPointDistances-norm</text:p>
          </table:table-cell>
          <table:table-cell table:style-name="ce199" office:value-type="float" office:value="96.134" calcext:value-type="float">
            <text:p>96,134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9.196" calcext:value-type="float">
            <text:p>89,196</text:p>
          </table:table-cell>
          <table:table-cell table:style-name="ce96" office:value-type="string" calcext:value-type="string">
            <text:p>Detectron2-2L-smooth-29-3-relativeToNextFrame-norm</text:p>
          </table:table-cell>
          <table:table-cell table:style-name="ce96" office:value-type="float" office:value="91.502" calcext:value-type="float">
            <text:p>91,502</text:p>
          </table:table-cell>
          <table:table-cell table:style-name="ce96" office:value-type="float" office:value="91.7" calcext:value-type="float">
            <text:p>91,7</text:p>
          </table:table-cell>
          <table:table-cell table:style-name="ce96" office:value-type="string" calcext:value-type="string">
            <text:p>Detectron2-2L-smooth-29-8-relativeToPointDistances-norm</text:p>
          </table:table-cell>
          <table:table-cell table:style-name="ce115" office:value-type="float" office:value="90.476" calcext:value-type="float">
            <text:p>90,476</text:p>
          </table:table-cell>
          <table:table-cell table:style-name="ce134" office:value-type="float" office:value="90.777" calcext:value-type="float">
            <text:p>90,777</text:p>
          </table:table-cell>
          <table:table-cell table:style-name="ce134" office:value-type="string" calcext:value-type="string">
            <text:p>Detectron2-2L-smooth-29-9-relativeToUpperMiddleBottomCentersOfVideo</text:p>
          </table:table-cell>
          <table:table-cell table:style-name="ce140" office:value-type="float" office:value="93.114" calcext:value-type="float">
            <text:p>93,114</text:p>
          </table:table-cell>
          <table:table-cell table:style-name="ce140" office:value-type="float" office:value="91.041" calcext:value-type="float">
            <text:p>91,041</text:p>
          </table:table-cell>
          <table:table-cell table:style-name="ce143" office:value-type="string" calcext:value-type="string">
            <text:p>Detectron2-3L-smooth-29-8-relativeToUpperMiddleBottomCentersOfVideo</text:p>
          </table:table-cell>
          <table:table-cell table:style-name="ce68" office:value-type="float" office:value="93.48" calcext:value-type="float">
            <text:p>93,48</text:p>
          </table:table-cell>
          <table:table-cell table:style-name="ce68" office:value-type="float" office:value="91.173" calcext:value-type="float">
            <text:p>91,173</text:p>
          </table:table-cell>
          <table:table-cell table:style-name="ce68" office:value-type="string" calcext:value-type="string">
            <text:p>Detectron2-3L-removeZerosFromDataset-smooth-29-4-relativeToUpperMiddleBottomCentersOfVideo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0.037" calcext:value-type="float">
            <text:p>90,037</text:p>
          </table:table-cell>
          <table:table-cell table:style-name="ce96" office:value-type="float" office:value="88.142" calcext:value-type="float">
            <text:p>88,142</text:p>
          </table:table-cell>
          <table:table-cell table:style-name="ce96" office:value-type="string" calcext:value-type="string">
            <text:p>Detectron2-2L-smooth-29-9-relativeToNextFrame-norm</text:p>
          </table:table-cell>
          <table:table-cell table:style-name="ce115" office:value-type="float" office:value="91.429" calcext:value-type="float">
            <text:p>91,429</text:p>
          </table:table-cell>
          <table:table-cell table:style-name="ce123" office:value-type="float" office:value="90.909" calcext:value-type="float">
            <text:p>90,909</text:p>
          </table:table-cell>
          <table:table-cell table:style-name="ce123" office:value-type="string" calcext:value-type="string">
            <text:p>Detectron2-2L-smooth-29-9-relativeToPointDistances</text:p>
          </table:table-cell>
          <table:table-cell table:style-name="ce97" office:value-type="float" office:value="91.062" calcext:value-type="float">
            <text:p>91,062</text:p>
          </table:table-cell>
          <table:table-cell table:style-name="ce135" office:value-type="float" office:value="89.592" calcext:value-type="float">
            <text:p>89,592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style-name="ce142" office:value-type="float" office:value="92.674" calcext:value-type="float">
            <text:p>92,674</text:p>
          </table:table-cell>
          <table:table-cell table:style-name="ce142" office:value-type="float" office:value="90.909" calcext:value-type="float">
            <text:p>90,909</text:p>
          </table:table-cell>
          <table:table-cell table:style-name="ce145" office:value-type="string" calcext:value-type="string">
            <text:p>Detectron2-3L-smooth-29-6-relativeToUpperMiddleBottomCentersOfVideo</text:p>
          </table:table-cell>
          <table:table-cell table:style-name="ce68" office:value-type="float" office:value="93.114" calcext:value-type="float">
            <text:p>93,114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3L-removeZerosFromDataset-smooth-29-8-relativeToUpperMiddleBottomCentersOfVideo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7.747" calcext:value-type="float">
            <text:p>87,747</text:p>
          </table:table-cell>
          <table:table-cell table:style-name="ce96" office:value-type="string" calcext:value-type="string">
            <text:p>Detectron2-2L-smooth-29-7-relativeToNextFrame-norm</text:p>
          </table:table-cell>
          <table:table-cell table:style-name="ce96" office:value-type="float" office:value="92.015" calcext:value-type="float">
            <text:p>92,015</text:p>
          </table:table-cell>
          <table:table-cell table:style-name="ce96" office:value-type="float" office:value="89.855" calcext:value-type="float">
            <text:p>89,855</text:p>
          </table:table-cell>
          <table:table-cell table:style-name="ce96" office:value-type="string" calcext:value-type="string">
            <text:p>Detectron2-2L-relativeToPointDistances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68" office:value-type="float" office:value="92.015" calcext:value-type="float">
            <text:p>92,015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4L-smooth-29-4-relativeToPointDistances-norm</text:p>
          </table:table-cell>
          <table:table-cell table:style-name="ce199" office:value-type="float" office:value="94.142" calcext:value-type="float">
            <text:p>94,142</text:p>
          </table:table-cell>
          <table:table-cell table:style-name="ce79" office:value-type="float" office:value="93.882" calcext:value-type="float">
            <text:p>93,882</text:p>
          </table:table-cell>
          <table:table-cell table:style-name="ce71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6.227" calcext:value-type="float">
            <text:p>86,227</text:p>
          </table:table-cell>
          <table:table-cell table:style-name="ce96" office:value-type="float" office:value="85.507" calcext:value-type="float">
            <text:p>85,507</text:p>
          </table:table-cell>
          <table:table-cell table:style-name="ce96" office:value-type="string" calcext:value-type="string">
            <text:p>Detectron2-2L-smooth-29-4-relativeToNextFrame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24" office:value-type="float" office:value="89.328" calcext:value-type="float">
            <text:p>89,328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1.429" calcext:value-type="float">
            <text:p>91,429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1.041" calcext:value-type="float">
            <text:p>91,041</text:p>
          </table:table-cell>
          <table:table-cell table:style-name="ce69" office:value-type="string" calcext:value-type="string">
            <text:p>Detectron2-4L-smooth-29-5-relativeToPointDistances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671" calcext:value-type="float">
            <text:p>93,671</text:p>
          </table:table-cell>
          <table:table-cell table:style-name="ce71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253" calcext:value-type="float">
            <text:p>87,253</text:p>
          </table:table-cell>
          <table:table-cell table:style-name="ce96" office:value-type="float" office:value="84.058" calcext:value-type="float">
            <text:p>84,058</text:p>
          </table:table-cell>
          <table:table-cell table:style-name="ce96" office:value-type="string" calcext:value-type="string">
            <text:p>Detectron2-2L-smooth-29-2-relativeToNextFrame-norm</text:p>
          </table:table-cell>
          <table:table-cell table:style-name="ce97" office:value-type="float" office:value="90.256" calcext:value-type="float">
            <text:p>90,256</text:p>
          </table:table-cell>
          <table:table-cell table:style-name="ce124" office:value-type="float" office:value="88.669" calcext:value-type="float">
            <text:p>88,66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89.524" calcext:value-type="float">
            <text:p>89,524</text:p>
          </table:table-cell>
          <table:table-cell table:style-name="ce135" office:value-type="float" office:value="89.065" calcext:value-type="float">
            <text:p>89,065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69" office:value-type="float" office:value="91.429" calcext:value-type="float">
            <text:p>91,429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2L-smooth-29-9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84.835" calcext:value-type="float">
            <text:p>84,835</text:p>
          </table:table-cell>
          <table:table-cell table:style-name="ce96" office:value-type="float" office:value="82.477" calcext:value-type="float">
            <text:p>82,477</text:p>
          </table:table-cell>
          <table:table-cell table:style-name="ce96" office:value-type="string" calcext:value-type="string">
            <text:p>Detectron2-2L-smooth-29-1-relativeToNextFrame-norm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97" office:value-type="float" office:value="90.183" calcext:value-type="float">
            <text:p>90,183</text:p>
          </table:table-cell>
          <table:table-cell table:style-name="ce135" office:value-type="float" office:value="88.933" calcext:value-type="float">
            <text:p>88,933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3L-removeZerosFromDataset-smooth-29-6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23.15" calcext:value-type="float">
            <text:p>23,15</text:p>
          </table:table-cell>
          <table:table-cell table:style-name="ce105" office:value-type="float" office:value="23.188" calcext:value-type="float">
            <text:p>23,188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97" office:value-type="float" office:value="89.67" calcext:value-type="float">
            <text:p>89,67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2-relativeToPointDistances-norm</text:p>
          </table:table-cell>
          <table:table-cell table:style-name="ce199" office:value-type="float" office:value="95.372" calcext:value-type="float">
            <text:p>95,372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22.418" calcext:value-type="float">
            <text:p>22,418</text:p>
          </table:table-cell>
          <table:table-cell table:style-name="ce96" office:value-type="float" office:value="22.134" calcext:value-type="float">
            <text:p>22,134</text:p>
          </table:table-cell>
          <table:table-cell table:style-name="ce96" office:value-type="string" calcext:value-type="string">
            <text:p>Detectron2-2L-smooth-29-8-relativeToNextFrame-norm</text:p>
          </table:table-cell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97" office:value-type="float" office:value="89.744" calcext:value-type="float">
            <text:p>89,744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3-relativeToPointDistances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6" office:value-type="float" office:value="22.344" calcext:value-type="float">
            <text:p>22,344</text:p>
          </table:table-cell>
          <table:table-cell table:style-name="ce96" office:value-type="float" office:value="21.739" calcext:value-type="float">
            <text:p>21,739</text:p>
          </table:table-cell>
          <table:table-cell table:style-name="ce96" office:value-type="string" calcext:value-type="string">
            <text:p>Detectron2-2L-smooth-29-6-relativeToNextFrame-norm</text:p>
          </table:table-cell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97" office:value-type="float" office:value="86.96" calcext:value-type="float">
            <text:p>86,96</text:p>
          </table:table-cell>
          <table:table-cell table:style-name="ce135" office:value-type="float" office:value="83.926" calcext:value-type="float">
            <text:p>83,926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69" office:value-type="float" office:value="90.476" calcext:value-type="float">
            <text:p>90,476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9-relativeToUpperMiddleBottomCentersOfVideo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6" office:value-type="float" office:value="21.465" calcext:value-type="float">
            <text:p>21,465</text:p>
          </table:table-cell>
          <table:table-cell table:style-name="ce96" office:value-type="float" office:value="20.817" calcext:value-type="float">
            <text:p>20,817</text:p>
          </table:table-cell>
          <table:table-cell table:style-name="ce96" office:value-type="string" calcext:value-type="string">
            <text:p>Detectron2-2L-smooth-29-5-relativeToNextFrame-norm</text:p>
          </table:table-cell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97" office:value-type="float" office:value="75.751" calcext:value-type="float">
            <text:p>75,751</text:p>
          </table:table-cell>
          <table:table-cell table:style-name="ce135" office:value-type="float" office:value="75.362" calcext:value-type="float">
            <text:p>75,362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69" office:value-type="float" office:value="91.355" calcext:value-type="float">
            <text:p>91,355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3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 table:style-name="ce230"/>
          <table:table-cell/>
          <table:table-cell table:style-name="ce239"/>
          <table:table-cell table:style-name="ce95"/>
          <table:table-cell table:style-name="ce104" table:number-columns-repeated="2"/>
          <table:table-cell table:style-name="Default" table:number-columns-repeated="3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69" office:value-type="float" office:value="92.015" calcext:value-type="float">
            <text:p>92,015</text:p>
          </table:table-cell>
          <table:table-cell table:style-name="ce69" office:value-type="float" office:value="89.855" calcext:value-type="float">
            <text:p>89,855</text:p>
          </table:table-cell>
          <table:table-cell table:style-name="ce69" office:value-type="string" calcext:value-type="string">
            <text:p>Detectron2-2L-relativeToPointDistances-norm</text:p>
          </table:table-cell>
          <table:table-cell table:style-name="ce199" office:value-type="float" office:value="94.552" calcext:value-type="float">
            <text:p>94,552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style-name="ce199" office:value-type="float" office:value="94.318" calcext:value-type="float">
            <text:p>94,318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1.062" calcext:value-type="float">
            <text:p>91,062</text:p>
          </table:table-cell>
          <table:table-cell table:style-name="ce69" office:value-type="float" office:value="89.592" calcext:value-type="float">
            <text:p>89,592</text:p>
          </table:table-cell>
          <table:table-cell table:style-name="ce69" office:value-type="string" calcext:value-type="string">
            <text:p>Detectron2-2L-relativeToUpperMiddleBottomCentersOfVideo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199" office:value-type="float" office:value="93.849" calcext:value-type="float">
            <text:p>93,849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199" office:value-type="float" office:value="93.673" calcext:value-type="float">
            <text:p>93,67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PointDistances-norm</text:p>
          </table:table-cell>
          <table:table-cell table:style-name="ce199" office:value-type="float" office:value="95.782" calcext:value-type="float">
            <text:p>95,782</text:p>
          </table:table-cell>
          <table:table-cell table:style-name="ce79" office:value-type="float" office:value="93.038" calcext:value-type="float">
            <text:p>93,038</text:p>
          </table:table-cell>
          <table:table-cell table:style-name="ce71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1.429" calcext:value-type="float">
            <text:p>91,429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5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199" office:value-type="float" office:value="95.021" calcext:value-type="float">
            <text:p>95,021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7.399" calcext:value-type="float">
            <text:p>87,399</text:p>
          </table:table-cell>
          <table:table-cell table:style-name="ce70" office:value-type="float" office:value="89.196" calcext:value-type="float">
            <text:p>89,196</text:p>
          </table:table-cell>
          <table:table-cell table:style-name="ce70" office:value-type="string" calcext:value-type="string">
            <text:p>Detectron2-2L-smooth-29-3-relativeToNextFrame-norm</text:p>
          </table:table-cell>
          <table:table-cell table:style-name="ce199" office:value-type="float" office:value="94.903" calcext:value-type="float">
            <text:p>94,903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403" calcext:value-type="float">
            <text:p>90,403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4L-smooth-29-1-relativeToPointDistances-norm</text:p>
          </table:table-cell>
          <table:table-cell table:style-name="ce199" office:value-type="float" office:value="93.966" calcext:value-type="float">
            <text:p>93,966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39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0" office:value-type="float" office:value="89.524" calcext:value-type="float">
            <text:p>89,524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2L-smooth-29-4-relativeToUpperMiddleBottomCentersOfVideo-norm</text:p>
          </table:table-cell>
          <table:table-cell table:style-name="ce199" office:value-type="float" office:value="93.907" calcext:value-type="float">
            <text:p>93,907</text:p>
          </table:table-cell>
          <table:table-cell table:style-name="ce79" office:value-type="float" office:value="92.511" calcext:value-type="float">
            <text:p>92,511</text:p>
          </table:table-cell>
          <table:table-cell table:style-name="ce71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style-name="ce97" office:value-type="float" office:value="88.132" calcext:value-type="float">
            <text:p>88,132</text:p>
          </table:table-cell>
          <table:table-cell table:style-name="ce124" office:value-type="float" office:value="86.825" calcext:value-type="float">
            <text:p>86,825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70" office:value-type="float" office:value="90.183" calcext:value-type="float">
            <text:p>90,183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3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199" office:value-type="float" office:value="93.556" calcext:value-type="float">
            <text:p>93,556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71" office:value-type="float" office:value="89.744" calcext:value-type="float">
            <text:p>89,744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8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194" calcext:value-type="float">
            <text:p>92,194</text:p>
          </table:table-cell>
          <table:table-cell table:style-name="ce71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71" office:value-type="float" office:value="89.67" calcext:value-type="float">
            <text:p>89,67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2-relativeToUpperMiddleBottomCentersOfVideo-norm</text:p>
          </table:table-cell>
          <table:table-cell table:style-name="ce199" office:value-type="float" office:value="92.853" calcext:value-type="float">
            <text:p>92,853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256" calcext:value-type="float">
            <text:p>90,256</text:p>
          </table:table-cell>
          <table:table-cell table:style-name="ce71" office:value-type="float" office:value="88.669" calcext:value-type="float">
            <text:p>88,66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style-name="ce199" office:value-type="float" office:value="93.497" calcext:value-type="float">
            <text:p>93,497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037" calcext:value-type="float">
            <text:p>90,037</text:p>
          </table:table-cell>
          <table:table-cell table:style-name="ce71" office:value-type="float" office:value="88.142" calcext:value-type="float">
            <text:p>88,142</text:p>
          </table:table-cell>
          <table:table-cell table:style-name="ce71" office:value-type="string" calcext:value-type="string">
            <text:p>Detectron2-2L-smooth-29-9-relativeToNextFrame-norm</text:p>
          </table:table-cell>
          <table:table-cell table:style-name="ce199" office:value-type="float" office:value="93.146" calcext:value-type="float">
            <text:p>93,146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399" calcext:value-type="float">
            <text:p>87,399</text:p>
          </table:table-cell>
          <table:table-cell table:style-name="ce71" office:value-type="float" office:value="87.747" calcext:value-type="float">
            <text:p>87,747</text:p>
          </table:table-cell>
          <table:table-cell table:style-name="ce71" office:value-type="string" calcext:value-type="string">
            <text:p>Detectron2-2L-smooth-29-7-relativeToNextFrame-norm</text:p>
          </table:table-cell>
          <table:table-cell table:style-name="ce199" office:value-type="float" office:value="93.087" calcext:value-type="float">
            <text:p>93,087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132" calcext:value-type="float">
            <text:p>88,132</text:p>
          </table:table-cell>
          <table:table-cell table:style-name="ce71" office:value-type="float" office:value="86.825" calcext:value-type="float">
            <text:p>86,825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style-name="ce199" office:value-type="float" office:value="94.2" calcext:value-type="float">
            <text:p>94,2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199" office:value-type="float" office:value="93.029" calcext:value-type="float">
            <text:p>93,02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352" calcext:value-type="float">
            <text:p>88,352</text:p>
          </table:table-cell>
          <table:table-cell table:style-name="ce71" office:value-type="float" office:value="86.298" calcext:value-type="float">
            <text:p>86,298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Senesi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 office:value-type="float" office:value="95.899" calcext:value-type="float">
            <text:p>95,899</text:p>
          </table:table-cell>
          <table:table-cell table:style-name="ce103" office:value-type="float" office:value="94.726" calcext:value-type="float">
            <text:p>94,726</text:p>
          </table:table-cell>
          <table:table-cell table:style-name="ce103" office:value-type="string" calcext:value-type="string">
            <text:p>Detectron2-4L-smooth-29-2-relativeToNextFrame</text:p>
          </table:table-cell>
          <table:table-cell table:style-name="ce94" office:value-type="float" office:value="95.723" calcext:value-type="float">
            <text:p>95,723</text:p>
          </table:table-cell>
          <table:table-cell table:style-name="ce121" office:value-type="float" office:value="94.304" calcext:value-type="float">
            <text:p>94,304</text:p>
          </table:table-cell>
          <table:table-cell table:style-name="ce121" office:value-type="string" calcext:value-type="string">
            <text:p>Detectron2-4L-relativeToPointDistances</text:p>
          </table:table-cell>
          <table:table-cell table:style-name="ce94" office:value-type="float" office:value="95.841" calcext:value-type="float">
            <text:p>95,841</text:p>
          </table:table-cell>
          <table:table-cell table:style-name="ce136" office:value-type="float" office:value="95.675" calcext:value-type="float">
            <text:p>95,675</text:p>
          </table:table-cell>
          <table:table-cell table:style-name="ce132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72" office:value-type="float" office:value="87.399" calcext:value-type="float">
            <text:p>87,399</text:p>
          </table:table-cell>
          <table:table-cell table:style-name="ce72" office:value-type="float" office:value="85.771" calcext:value-type="float">
            <text:p>85,771</text:p>
          </table:table-cell>
          <table:table-cell table:style-name="ce72" office:value-type="string" calcext:value-type="string">
            <text:p>PoseNet-2L-removeZerosFromDataset-smooth-29-7-relativeToPointDistances-norm</text:p>
          </table:table-cell>
          <table:table-cell table:style-name="ce199" office:value-type="float" office:value="94.259" calcext:value-type="float">
            <text:p>94,25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958" calcext:value-type="float">
            <text:p>95,958</text:p>
          </table:table-cell>
          <table:table-cell table:style-name="ce103" office:value-type="float" office:value="94.198" calcext:value-type="float">
            <text:p>94,198</text:p>
          </table:table-cell>
          <table:table-cell table:style-name="ce103" office:value-type="string" calcext:value-type="string">
            <text:p>Detectron2-4L-relativeToNextFrame</text:p>
          </table:table-cell>
          <table:table-cell table:style-name="ce94" office:value-type="float" office:value="94.142" calcext:value-type="float">
            <text:p>94,142</text:p>
          </table:table-cell>
          <table:table-cell table:style-name="ce121" office:value-type="float" office:value="93.882" calcext:value-type="float">
            <text:p>93,882</text:p>
          </table:table-cell>
          <table:table-cell table:style-name="ce121" office:value-type="string" calcext:value-type="string">
            <text:p>Detectron2-4L-smooth-29-2-relativeToPointDistances</text:p>
          </table:table-cell>
          <table:table-cell table:style-name="ce94" office:value-type="float" office:value="96.778" calcext:value-type="float">
            <text:p>96,778</text:p>
          </table:table-cell>
          <table:table-cell table:style-name="ce132" office:value-type="float" office:value="95.042" calcext:value-type="float">
            <text:p>95,042</text:p>
          </table:table-cell>
          <table:table-cell table:style-name="ce132" office:value-type="string" calcext:value-type="string">
            <text:p>Detectron2-4L-smooth-29-9-relativeToUpperMiddleBottomCentersOfVideo</text:p>
          </table:table-cell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3" office:value-type="float" office:value="86.227" calcext:value-type="float">
            <text:p>86,227</text:p>
          </table:table-cell>
          <table:table-cell table:style-name="ce73" office:value-type="float" office:value="85.507" calcext:value-type="float">
            <text:p>85,507</text:p>
          </table:table-cell>
          <table:table-cell table:style-name="ce73" office:value-type="string" calcext:value-type="string">
            <text:p>Detectron2-2L-smooth-29-4-relativeToNextFrame-norm</text:p>
          </table:table-cell>
          <table:table-cell table:style-name="ce199" office:value-type="float" office:value="93.204" calcext:value-type="float">
            <text:p>93,204</text:p>
          </table:table-cell>
          <table:table-cell table:style-name="ce79" office:value-type="float" office:value="91.456" calcext:value-type="float">
            <text:p>91,456</text:p>
          </table:table-cell>
          <table:table-cell table:style-name="ce71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489" calcext:value-type="float">
            <text:p>95,489</text:p>
          </table:table-cell>
          <table:table-cell table:style-name="ce103" office:value-type="float" office:value="93.565" calcext:value-type="float">
            <text:p>93,565</text:p>
          </table:table-cell>
          <table:table-cell table:style-name="ce103" office:value-type="string" calcext:value-type="string">
            <text:p>Detectron2-4L-smooth-29-4-relativeToNextFrame</text:p>
          </table:table-cell>
          <table:table-cell table:style-name="ce94" office:value-type="float" office:value="94.962" calcext:value-type="float">
            <text:p>94,962</text:p>
          </table:table-cell>
          <table:table-cell table:style-name="ce121" office:value-type="float" office:value="93.671" calcext:value-type="float">
            <text:p>93,671</text:p>
          </table:table-cell>
          <table:table-cell table:style-name="ce121" office:value-type="string" calcext:value-type="string">
            <text:p>Detectron2-4L-smooth-29-3-relativeToPointDistances</text:p>
          </table:table-cell>
          <table:table-cell table:style-name="ce7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9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1.35" calcext:value-type="float">
            <text:p>91,35</text:p>
          </table:table-cell>
          <table:table-cell table:style-name="ce71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4.552" calcext:value-type="float">
            <text:p>94,552</text:p>
          </table:table-cell>
          <table:table-cell table:style-name="ce103" office:value-type="float" office:value="93.249" calcext:value-type="float">
            <text:p>93,249</text:p>
          </table:table-cell>
          <table:table-cell table:style-name="ce103" office:value-type="string" calcext:value-type="string">
            <text:p>Detectron2-4L-smooth-29-1-relativeToNextFrame</text:p>
          </table:table-cell>
          <table:table-cell table:style-name="ce94" office:value-type="float" office:value="93.204" calcext:value-type="float">
            <text:p>93,204</text:p>
          </table:table-cell>
          <table:table-cell table:style-name="ce121" office:value-type="float" office:value="91.456" calcext:value-type="float">
            <text:p>91,456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 office:value-type="float" office:value="96.075" calcext:value-type="float">
            <text:p>96,075</text:p>
          </table:table-cell>
          <table:table-cell table:style-name="ce132" office:value-type="float" office:value="94.304" calcext:value-type="float">
            <text:p>94,304</text:p>
          </table:table-cell>
          <table:table-cell table:style-name="ce132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0.928" calcext:value-type="float">
            <text:p>90,928</text:p>
          </table:table-cell>
          <table:table-cell table:style-name="ce71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723" calcext:value-type="float">
            <text:p>95,723</text:p>
          </table:table-cell>
          <table:table-cell table:style-name="ce103" office:value-type="float" office:value="93.143" calcext:value-type="float">
            <text:p>93,143</text:p>
          </table:table-cell>
          <table:table-cell table:style-name="ce103" office:value-type="string" calcext:value-type="string">
            <text:p>Detectron2-4L-smooth-29-3-relativeToNextFrame</text:p>
          </table:table-cell>
          <table:table-cell table:style-name="ce94"/>
          <table:table-cell table:style-name="ce121" table:number-columns-repeated="2"/>
          <table:table-cell table:style-name="ce7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9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199" office:value-type="float" office:value="92.267" calcext:value-type="float">
            <text:p>92,267</text:p>
          </table:table-cell>
          <table:table-cell table:style-name="ce79" office:value-type="float" office:value="90.612" calcext:value-type="float">
            <text:p>90,612</text:p>
          </table:table-cell>
          <table:table-cell table:style-name="ce71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5.841" calcext:value-type="float">
            <text:p>95,841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453" calcext:value-type="float">
            <text:p>84,453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style-name="ce199" office:value-type="float" office:value="91.037" calcext:value-type="float">
            <text:p>91,037</text:p>
          </table:table-cell>
          <table:table-cell table:style-name="ce79" office:value-type="float" office:value="90.401" calcext:value-type="float">
            <text:p>90,401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6.134" calcext:value-type="float">
            <text:p>96,134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71" office:value-type="float" office:value="87.253" calcext:value-type="float">
            <text:p>87,253</text:p>
          </table:table-cell>
          <table:table-cell table:style-name="ce71" office:value-type="float" office:value="84.058" calcext:value-type="float">
            <text:p>84,058</text:p>
          </table:table-cell>
          <table:table-cell table:style-name="ce71" office:value-type="string" calcext:value-type="string">
            <text:p>Detectron2-2L-smooth-29-2-relativeToNextFrame-norm</text:p>
          </table:table-cell>
          <table:table-cell table:style-name="ce199" office:value-type="float" office:value="89.69" calcext:value-type="float">
            <text:p>89,69</text:p>
          </table:table-cell>
          <table:table-cell table:style-name="ce79" office:value-type="float" office:value="89.135" calcext:value-type="float">
            <text:p>89,135</text:p>
          </table:table-cell>
          <table:table-cell table:style-name="ce71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926" calcext:value-type="float">
            <text:p>83,926</text:p>
          </table:table-cell>
          <table:table-cell table:style-name="ce71" office:value-type="string" calcext:value-type="string">
            <text:p>Detectron2-2L-smooth-29-6-relativeToUpperMiddleBottomCentersOfVideo-norm</text:p>
          </table:table-cell>
          <table:table-cell table:style-name="ce199" office:value-type="float" office:value="89.924" calcext:value-type="float">
            <text:p>89,924</text:p>
          </table:table-cell>
          <table:table-cell table:style-name="ce79" office:value-type="float" office:value="88.502" calcext:value-type="float">
            <text:p>88,502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ce199" office:value-type="float" office:value="90.1" calcext:value-type="float">
            <text:p>90,1</text:p>
          </table:table-cell>
          <table:table-cell table:style-name="ce79" office:value-type="float" office:value="87.342" calcext:value-type="float">
            <text:p>87,342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3"/>
          <table:table-cell table:style-name="ce71" office:value-type="float" office:value="84.835" calcext:value-type="float">
            <text:p>84,835</text:p>
          </table:table-cell>
          <table:table-cell table:style-name="ce71" office:value-type="float" office:value="82.477" calcext:value-type="float">
            <text:p>82,477</text:p>
          </table:table-cell>
          <table:table-cell table:style-name="ce71" office:value-type="string" calcext:value-type="string">
            <text:p>Detectron2-2L-smooth-29-1-relativeToNextFrame-norm</text:p>
          </table:table-cell>
          <table:table-cell table:style-name="ce199" office:value-type="float" office:value="44.347" calcext:value-type="float">
            <text:p>44,347</text:p>
          </table:table-cell>
          <table:table-cell table:style-name="ce79" office:value-type="float" office:value="40.19" calcext:value-type="float">
            <text:p>40,19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39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3"/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ce199" office:value-type="float" office:value="42.472" calcext:value-type="float">
            <text:p>42,472</text:p>
          </table:table-cell>
          <table:table-cell table:style-name="ce79" office:value-type="float" office:value="38.819" calcext:value-type="float">
            <text:p>38,819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95.138" calcext:value-type="float">
            <text:p>95,138</text:p>
          </table:table-cell>
          <table:table-cell table:style-name="ce96" office:value-type="float" office:value="93.987" calcext:value-type="float">
            <text:p>93,987</text:p>
          </table:table-cell>
          <table:table-cell table:style-name="ce96" office:value-type="string" calcext:value-type="string">
            <text:p>Detectron2-2L-removeZerosFromDataset-smooth-29-6-relativeToNextFrame-norm</text:p>
          </table:table-cell>
          <table:table-cell table:style-name="ce96" office:value-type="float" office:value="93.673" calcext:value-type="float">
            <text:p>93,673</text:p>
          </table:table-cell>
          <table:table-cell table:style-name="ce96" office:value-type="float" office:value="93.143" calcext:value-type="float">
            <text:p>93,143</text:p>
          </table:table-cell>
          <table:table-cell table:style-name="ce96" office:value-type="string" calcext:value-type="string">
            <text:p>Detectron2-2L-removeZerosFromDataset-smooth-29-6-relativeToPointDistances-norm</text:p>
          </table:table-cell>
          <table:table-cell table:style-name="ce97" office:value-type="float" office:value="95.489" calcext:value-type="float">
            <text:p>95,489</text:p>
          </table:table-cell>
          <table:table-cell table:style-name="ce135" office:value-type="float" office:value="94.093" calcext:value-type="float">
            <text:p>94,093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318" calcext:value-type="float">
            <text:p>94,318</text:p>
          </table:table-cell>
          <table:table-cell table:style-name="ce105" office:value-type="float" office:value="93.143" calcext:value-type="float">
            <text:p>93,143</text:p>
          </table:table-cell>
          <table:table-cell table:style-name="ce105" office:value-type="string" calcext:value-type="string">
            <text:p>Detectron2-2L-smooth-29-5-relativeToNextFrame</text:p>
          </table:table-cell>
          <table:table-cell table:style-name="ce97" office:value-type="float" office:value="93.907" calcext:value-type="float">
            <text:p>93,907</text:p>
          </table:table-cell>
          <table:table-cell table:style-name="ce124" office:value-type="float" office:value="92.511" calcext:value-type="float">
            <text:p>92,511</text:p>
          </table:table-cell>
          <table:table-cell table:style-name="ce124" office:value-type="string" calcext:value-type="string">
            <text:p>Detectron2-2L-smooth-29-9-relativeToPointDistances</text:p>
          </table:table-cell>
          <table:table-cell table:style-name="ce97" office:value-type="float" office:value="95.899" calcext:value-type="float">
            <text:p>95,899</text:p>
          </table:table-cell>
          <table:table-cell table:style-name="ce135" office:value-type="float" office:value="93.987" calcext:value-type="float">
            <text:p>93,987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71" office:value-type="float" office:value="75.751" calcext:value-type="float">
            <text:p>75,751</text:p>
          </table:table-cell>
          <table:table-cell table:style-name="ce71" office:value-type="float" office:value="75.362" calcext:value-type="float">
            <text:p>75,362</text:p>
          </table:table-cell>
          <table:table-cell table:style-name="ce71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083" calcext:value-type="float">
            <text:p>94,083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smooth-29-3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2.405" calcext:value-type="float">
            <text:p>92,405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4.962" calcext:value-type="float">
            <text:p>94,962</text:p>
          </table:table-cell>
          <table:table-cell table:style-name="ce135" office:value-type="float" office:value="93.565" calcext:value-type="float">
            <text:p>93,565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962" calcext:value-type="float">
            <text:p>94,962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97" office:value-type="float" office:value="94.083" calcext:value-type="float">
            <text:p>94,083</text:p>
          </table:table-cell>
          <table:table-cell table:style-name="ce124" office:value-type="float" office:value="92.194" calcext:value-type="float">
            <text:p>92,194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5.372" calcext:value-type="float">
            <text:p>95,372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71" office:value-type="float" office:value="46.886" calcext:value-type="float">
            <text:p>46,886</text:p>
          </table:table-cell>
          <table:table-cell table:style-name="ce71" office:value-type="float" office:value="42.292" calcext:value-type="float">
            <text:p>42,292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5.021" calcext:value-type="float">
            <text:p>95,021</text:p>
          </table:table-cell>
          <table:table-cell table:style-name="ce96" office:value-type="float" office:value="92.932" calcext:value-type="float">
            <text:p>92,932</text:p>
          </table:table-cell>
          <table:table-cell table:style-name="ce96" office:value-type="string" calcext:value-type="string">
            <text:p>Detectron2-2L-removeZerosFromDataset-smooth-29-7-relativeToNextFrame-norm</text:p>
          </table:table-cell>
          <table:table-cell table:style-name="ce97" office:value-type="float" office:value="92.853" calcext:value-type="float">
            <text:p>92,853</text:p>
          </table:table-cell>
          <table:table-cell table:style-name="ce124" office:value-type="float" office:value="92.089" calcext:value-type="float">
            <text:p>92,08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95.138" calcext:value-type="float">
            <text:p>95,138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93.556" calcext:value-type="float">
            <text:p>93,556</text:p>
          </table:table-cell>
          <table:table-cell table:style-name="ce96" office:value-type="float" office:value="92.405" calcext:value-type="float">
            <text:p>92,405</text:p>
          </table:table-cell>
          <table:table-cell table:style-name="ce96" office:value-type="string" calcext:value-type="string">
            <text:p>Detectron2-2L-removeZerosFromDataset-smooth-29-8-relativeToNextFrame-norm</text:p>
          </table:table-cell>
          <table:table-cell table:style-name="ce97" office:value-type="float" office:value="93.146" calcext:value-type="float">
            <text:p>93,146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2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71" office:value-type="float" office:value="28.205" calcext:value-type="float">
            <text:p>28,205</text:p>
          </table:table-cell>
          <table:table-cell table:style-name="ce71" office:value-type="float" office:value="25.428" calcext:value-type="float">
            <text:p>25,428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029" calcext:value-type="float">
            <text:p>93,029</text:p>
          </table:table-cell>
          <table:table-cell table:style-name="ce105" office:value-type="float" office:value="91.772" calcext:value-type="float">
            <text:p>91,772</text:p>
          </table:table-cell>
          <table:table-cell table:style-name="ce105" office:value-type="string" calcext:value-type="string">
            <text:p>Detectron2-2L-smooth-29-2-relativeToNextFrame</text:p>
          </table:table-cell>
          <table:table-cell table:style-name="ce97" office:value-type="float" office:value="93.087" calcext:value-type="float">
            <text:p>93,087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3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71" office:value-type="float" office:value="23.15" calcext:value-type="float">
            <text:p>23,15</text:p>
          </table:table-cell>
          <table:table-cell table:style-name="ce71" office:value-type="float" office:value="23.188" calcext:value-type="float">
            <text:p>23,188</text:p>
          </table:table-cell>
          <table:table-cell table:style-name="ce71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79" calcext:value-type="float">
            <text:p>93,7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4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0.928" calcext:value-type="float">
            <text:p>90,928</text:p>
          </table:table-cell>
          <table:table-cell table:style-name="ce124" office:value-type="string" calcext:value-type="string">
            <text:p>Detectron2-2L-smooth-29-4-relativeToPointDistances</text:p>
          </table:table-cell>
          <table:table-cell table:style-name="ce97" office:value-type="float" office:value="95.782" calcext:value-type="float">
            <text:p>95,782</text:p>
          </table:table-cell>
          <table:table-cell table:style-name="ce135" office:value-type="float" office:value="93.038" calcext:value-type="float">
            <text:p>93,038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71" office:value-type="float" office:value="22.418" calcext:value-type="float">
            <text:p>22,418</text:p>
          </table:table-cell>
          <table:table-cell table:style-name="ce71" office:value-type="float" office:value="22.134" calcext:value-type="float">
            <text:p>22,134</text:p>
          </table:table-cell>
          <table:table-cell table:style-name="ce71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7" office:value-type="float" office:value="94.259" calcext:value-type="float">
            <text:p>94,25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9-relativeToNextFrame</text:p>
          </table:table-cell>
          <table:table-cell table:style-name="ce97" office:value-type="float" office:value="92.267" calcext:value-type="float">
            <text:p>92,267</text:p>
          </table:table-cell>
          <table:table-cell table:style-name="ce124" office:value-type="float" office:value="90.612" calcext:value-type="float">
            <text:p>90,612</text:p>
          </table:table-cell>
          <table:table-cell table:style-name="ce124" office:value-type="string" calcext:value-type="string">
            <text:p>Detectron2-2L-smooth-29-1-relativeToPointDistances</text:p>
          </table:table-cell>
          <table:table-cell table:style-name="ce97" office:value-type="float" office:value="94.903" calcext:value-type="float">
            <text:p>94,903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71" office:value-type="float" office:value="22.344" calcext:value-type="float">
            <text:p>22,344</text:p>
          </table:table-cell>
          <table:table-cell table:style-name="ce71" office:value-type="float" office:value="21.739" calcext:value-type="float">
            <text:p>21,739</text:p>
          </table:table-cell>
          <table:table-cell table:style-name="ce71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7" office:value-type="float" office:value="93.38" calcext:value-type="float">
            <text:p>93,38</text:p>
          </table:table-cell>
          <table:table-cell table:style-name="ce105" office:value-type="float" office:value="91.35" calcext:value-type="float">
            <text:p>91,35</text:p>
          </table:table-cell>
          <table:table-cell table:style-name="ce105" office:value-type="string" calcext:value-type="string">
            <text:p>Detectron2-2L-smooth-29-1-relativeToNextFrame</text:p>
          </table:table-cell>
          <table:table-cell table:style-name="ce97" office:value-type="float" office:value="42.472" calcext:value-type="float">
            <text:p>42,472</text:p>
          </table:table-cell>
          <table:table-cell table:style-name="ce124" office:value-type="float" office:value="38.819" calcext:value-type="float">
            <text:p>38,819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3.966" calcext:value-type="float">
            <text:p>93,966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71" office:value-type="float" office:value="21.465" calcext:value-type="float">
            <text:p>21,465</text:p>
          </table:table-cell>
          <table:table-cell table:style-name="ce71" office:value-type="float" office:value="20.817" calcext:value-type="float">
            <text:p>20,817</text:p>
          </table:table-cell>
          <table:table-cell table:style-name="ce71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 table:style-name="ce230"/>
          <table:table-cell/>
          <table:table-cell table:style-name="ce239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12.527" calcext:value-type="float">
            <text:p>12,527</text:p>
          </table:table-cell>
          <table:table-cell table:style-name="ce71" office:value-type="float" office:value="12.516" calcext:value-type="float">
            <text:p>12,516</text:p>
          </table:table-cell>
          <table:table-cell table:style-name="ce71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style-name="ce86"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4">
          <table:covered-table-cell table:style-name="ce230"/>
          <table:covered-table-cell/>
          <table:table-cell table:style-name="ce239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7"/>
          <table:table-cell table:style-name="ce105" table:number-columns-repeated="2"/>
          <table:table-cell table:style-name="ce97" office:value-type="float" office:value="91.037" calcext:value-type="float">
            <text:p>91,037</text:p>
          </table:table-cell>
          <table:table-cell table:style-name="ce124" office:value-type="float" office:value="90.401" calcext:value-type="float">
            <text:p>90,401</text:p>
          </table:table-cell>
          <table:table-cell table:style-name="ce124" office:value-type="string" calcext:value-type="string">
            <text:p>PoseNet-2L-smooth-29-9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89.69" calcext:value-type="float">
            <text:p>89,69</text:p>
          </table:table-cell>
          <table:table-cell table:style-name="ce124" office:value-type="float" office:value="89.135" calcext:value-type="float">
            <text:p>89,135</text:p>
          </table:table-cell>
          <table:table-cell table:style-name="ce124" office:value-type="string" calcext:value-type="string">
            <text:p>PoseNet-2L-smooth-29-7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/>
          <table:table-cell table:style-name="ce105" table:number-columns-repeated="2"/>
          <table:table-cell table:style-name="ce97" office:value-type="float" office:value="89.924" calcext:value-type="float">
            <text:p>89,924</text:p>
          </table:table-cell>
          <table:table-cell table:style-name="ce124" office:value-type="float" office:value="88.502" calcext:value-type="float">
            <text:p>88,502</text:p>
          </table:table-cell>
          <table:table-cell table:style-name="ce124" office:value-type="string" calcext:value-type="string">
            <text:p>PoseNet-2L-smooth-29-5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90.1" calcext:value-type="float">
            <text:p>90,1</text:p>
          </table:table-cell>
          <table:table-cell table:style-name="ce124" office:value-type="float" office:value="87.342" calcext:value-type="float">
            <text:p>87,342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44.347" calcext:value-type="float">
            <text:p>44,347</text:p>
          </table:table-cell>
          <table:table-cell table:style-name="ce124" office:value-type="float" office:value="40.19" calcext:value-type="float">
            <text:p>40,19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39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office:forms form:automatic-focus="false" form:apply-design-mode="false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5">
          <table:table-cell table:style-name="ce296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296" office:value-type="string" calcext:value-type="string" table:number-columns-spanned="1" table:number-rows-spanned="19">
            <text:p>Top-models</text:p>
          </table:table-cell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52"/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62" office:value-type="float" office:value="91.429" calcext:value-type="float">
            <text:p>91,429</text:p>
          </table:table-cell>
          <table:table-cell table:style-name="ce65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222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223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224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296" office:value-type="string" calcext:value-type="string" table:number-columns-spanned="1" table:number-rows-spanned="20">
            <text:p>Senesi’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6"/>
        </table:table-row>
        <table:table-row table:style-name="ro2">
          <table:covered-table-cell/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style-name="ce232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76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296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office:forms form:automatic-focus="false" form:apply-design-mode="false"/>
        <table:table-column table:style-name="co2" table:number-columns-repeated="2" table:default-cell-style-name="ce230"/>
        <table:table-column table:style-name="co16" table:default-cell-style-name="ce230"/>
        <table:table-column table:style-name="co2" table:number-columns-repeated="2" table:default-cell-style-name="ce230"/>
        <table:table-column table:style-name="co16" table:default-cell-style-name="ce230"/>
        <table:table-column table:style-name="co2" table:number-columns-repeated="1018" table:default-cell-style-name="ce230"/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view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1:53:09.8433619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1-27T13:24:44.240271347</dc:date>
    <meta:editing-duration>P1DT22H20M58S</meta:editing-duration>
    <meta:editing-cycles>26</meta:editing-cycles>
    <meta:generator>LibreOffice/6.0.1.1$MacOSX_X86_64 LibreOffice_project/60bfb1526849283ce2491346ed2aa51c465abfe6</meta:generator>
    <meta:document-statistic meta:table-count="6" meta:cell-count="1734" meta:object-count="0"/>
  </office:meta>
</office:document-meta>
</file>